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72in"/>
    </style:style>
    <style:style style:name="co2" style:family="table-column">
      <style:table-column-properties fo:break-before="auto" style:column-width="1.2811in"/>
    </style:style>
    <style:style style:name="co3" style:family="table-column">
      <style:table-column-properties fo:break-before="auto" style:column-width="0.9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erpolationCzebyszew_f1" table:style-name="ta1">
        <table:shapes>
          <draw:frame draw:z-index="0" draw:style-name="gr1" draw:text-style-name="P1" svg:width="7.5882in" svg:height="4.2587in" svg:x="3.1953in" svg:y="4.8504in">
            <draw:object draw:notify-on-update-of-ranges="interpolationCzebyszew_f1.A1:interpolationCzebyszew_f1.A1 interpolationCzebyszew_f1.A2:interpolationCzebyszew_f1.A102 interpolationCzebyszew_f1.B1:interpolationCzebyszew_f1.B1 interpolationCzebyszew_f1.B2:interpolationCzebyszew_f1.B102 interpolationCzebyszew_f1.A1:interpolationCzebyszew_f1.A1 interpolationCzebyszew_f1.A2:interpolationCzebyszew_f1.A102 interpolationCzebyszew_f1.C1:interpolationCzebyszew_f1.C1 interpolationCzebyszew_f1.C2:interpolationCzebyszew_f1.C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4201in" svg:height="4.3429in" svg:x="11.0673in" svg:y="4.8087in">
            <draw:object draw:notify-on-update-of-ranges="interpolationCzebyszew_f1.A1:interpolationCzebyszew_f1.A1 interpolationCzebyszew_f1.A104:interpolationCzebyszew_f1.A204 interpolationCzebyszew_f1.B1:interpolationCzebyszew_f1.B1 interpolationCzebyszew_f1.B104:interpolationCzebyszew_f1.B204 interpolationCzebyszew_f1.A1:interpolationCzebyszew_f1.A1 interpolationCzebyszew_f1.A104:interpolationCzebyszew_f1.A204 interpolationCzebyszew_f1.C1:interpolationCzebyszew_f1.C1 interpolationCzebyszew_f1.C104:interpolationCzebyszew_f1.C2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5543in" svg:height="4.3429in" svg:x="3.3035in" svg:y="0.1524in">
            <draw:object draw:notify-on-update-of-ranges="interpolationCzebyszew_f1.A1:interpolationCzebyszew_f1.A1 interpolationCzebyszew_f1.A206:interpolationCzebyszew_f1.A306 interpolationCzebyszew_f1.B1:interpolationCzebyszew_f1.B1 interpolationCzebyszew_f1.B206:interpolationCzebyszew_f1.B306 interpolationCzebyszew_f1.A1:interpolationCzebyszew_f1.A1 interpolationCzebyszew_f1.A206:interpolationCzebyszew_f1.A306 interpolationCzebyszew_f1.C1:interpolationCzebyszew_f1.C1 interpolationCzebyszew_f1.C206:interpolationCzebyszew_f1.C3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2354in" svg:height="3.9701in" svg:x="11.185in" svg:y="0.1949in">
            <draw:object draw:notify-on-update-of-ranges="interpolationCzebyszew_f1.A1:interpolationCzebyszew_f1.A1 interpolationCzebyszew_f1.A308:interpolationCzebyszew_f1.A408 interpolationCzebyszew_f1.B1:interpolationCzebyszew_f1.B1 interpolationCzebyszew_f1.B308:interpolationCzebyszew_f1.B408 interpolationCzebyszew_f1.A1:interpolationCzebyszew_f1.A1 interpolationCzebyszew_f1.A308:interpolationCzebyszew_f1.A408 interpolationCzebyszew_f1.C1:interpolationCzebyszew_f1.C1 interpolationCzebyszew_f1.C308:interpolationCzebyszew_f1.C40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_actual</text:p>
          </table:table-cell>
          <table:table-cell office:value-type="string" calcext:value-type="string">
            <text:p>y_interpolated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00000000138879" calcext:value-type="float">
            <text:p>1.38879E-11</text:p>
          </table:table-cell>
          <table:table-cell office:value-type="float" office:value="0.0167338" calcext:value-type="float">
            <text:p>0.0167338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0.0000000000373757" calcext:value-type="float">
            <text:p>3.73757E-11</text:p>
          </table:table-cell>
          <table:table-cell office:value-type="float" office:value="0.00629962" calcext:value-type="float">
            <text:p>0.00629962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0.0000000000985951" calcext:value-type="float">
            <text:p>9.85951E-11</text:p>
          </table:table-cell>
          <table:table-cell office:value-type="float" office:value="-0.00240391" calcext:value-type="float">
            <text:p>-0.00240391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0.000000000254938" calcext:value-type="float">
            <text:p>2.54938E-10</text:p>
          </table:table-cell>
          <table:table-cell office:value-type="float" office:value="-0.00946987" calcext:value-type="float">
            <text:p>-0.00946987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0.000000000646143" calcext:value-type="float">
            <text:p>6.46143E-10</text:p>
          </table:table-cell>
          <table:table-cell office:value-type="float" office:value="-0.0149894" calcext:value-type="float">
            <text:p>-0.0149894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00000000160523" calcext:value-type="float">
            <text:p>0.00000000160523</text:p>
          </table:table-cell>
          <table:table-cell office:value-type="float" office:value="-0.0190517" calcext:value-type="float">
            <text:p>-0.0190517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0.00000000390894" calcext:value-type="float">
            <text:p>0.00000000390894</text:p>
          </table:table-cell>
          <table:table-cell office:value-type="float" office:value="-0.0217441" calcext:value-type="float">
            <text:p>-0.0217441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0.00000000933029" calcext:value-type="float">
            <text:p>0.00000000933029</text:p>
          </table:table-cell>
          <table:table-cell office:value-type="float" office:value="-0.0231519" calcext:value-type="float">
            <text:p>-0.0231519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0.0000000218296" calcext:value-type="float">
            <text:p>0.0000000218296</text:p>
          </table:table-cell>
          <table:table-cell office:value-type="float" office:value="-0.0233586" calcext:value-type="float">
            <text:p>-0.0233586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0.0000000500622" calcext:value-type="float">
            <text:p>0.0000000500622</text:p>
          </table:table-cell>
          <table:table-cell office:value-type="float" office:value="-0.0224458" calcext:value-type="float">
            <text:p>-0.022445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0000112535" calcext:value-type="float">
            <text:p>0.000000112535</text:p>
          </table:table-cell>
          <table:table-cell office:value-type="float" office:value="-0.0204931" calcext:value-type="float">
            <text:p>-0.0204931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0.00000024796" calcext:value-type="float">
            <text:p>0.00000024796</text:p>
          </table:table-cell>
          <table:table-cell office:value-type="float" office:value="-0.0175781" calcext:value-type="float">
            <text:p>-0.0175781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0.000000535535" calcext:value-type="float">
            <text:p>0.000000535535</text:p>
          </table:table-cell>
          <table:table-cell office:value-type="float" office:value="-0.0137767" calcext:value-type="float">
            <text:p>-0.0137767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0.00000113373" calcext:value-type="float">
            <text:p>0.00000113373</text:p>
          </table:table-cell>
          <table:table-cell office:value-type="float" office:value="-0.00916267" calcext:value-type="float">
            <text:p>-0.00916267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0.00000235258" calcext:value-type="float">
            <text:p>0.00000235258</text:p>
          </table:table-cell>
          <table:table-cell office:value-type="float" office:value="-0.00380802" calcext:value-type="float">
            <text:p>-0.00380802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00000478512" calcext:value-type="float">
            <text:p>0.00000478512</text:p>
          </table:table-cell>
          <table:table-cell office:value-type="float" office:value="0.00221722" calcext:value-type="float">
            <text:p>0.00221722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00000954016" calcext:value-type="float">
            <text:p>0.00000954016</text:p>
          </table:table-cell>
          <table:table-cell office:value-type="float" office:value="0.00884497" calcext:value-type="float">
            <text:p>0.00884497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0.0000186437" calcext:value-type="float">
            <text:p>0.0000186437</text:p>
          </table:table-cell>
          <table:table-cell office:value-type="float" office:value="0.016009" calcext:value-type="float">
            <text:p>0.016009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0000357128" calcext:value-type="float">
            <text:p>0.0000357128</text:p>
          </table:table-cell>
          <table:table-cell office:value-type="float" office:value="0.0236451" calcext:value-type="float">
            <text:p>0.0236451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0.0000670548" calcext:value-type="float">
            <text:p>0.0000670548</text:p>
          </table:table-cell>
          <table:table-cell office:value-type="float" office:value="0.0316909" calcext:value-type="float">
            <text:p>0.031690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012341" calcext:value-type="float">
            <text:p>0.00012341</text:p>
          </table:table-cell>
          <table:table-cell office:value-type="float" office:value="0.0400859" calcext:value-type="float">
            <text:p>0.0400859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00022263" calcext:value-type="float">
            <text:p>0.00022263</text:p>
          </table:table-cell>
          <table:table-cell office:value-type="float" office:value="0.0487717" calcext:value-type="float">
            <text:p>0.0487717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000393669" calcext:value-type="float">
            <text:p>0.000393669</text:p>
          </table:table-cell>
          <table:table-cell office:value-type="float" office:value="0.0576916" calcext:value-type="float">
            <text:p>0.0576916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000682328" calcext:value-type="float">
            <text:p>0.000682328</text:p>
          </table:table-cell>
          <table:table-cell office:value-type="float" office:value="0.0667909" calcext:value-type="float">
            <text:p>0.0667909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.00115923" calcext:value-type="float">
            <text:p>0.00115923</text:p>
          </table:table-cell>
          <table:table-cell office:value-type="float" office:value="0.0760169" calcext:value-type="float">
            <text:p>0.0760169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00193045" calcext:value-type="float">
            <text:p>0.00193045</text:p>
          </table:table-cell>
          <table:table-cell office:value-type="float" office:value="0.0853188" calcext:value-type="float">
            <text:p>0.0853188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0.0946476" calcext:value-type="float">
            <text:p>0.0946476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0.00504176" calcext:value-type="float">
            <text:p>0.00504176</text:p>
          </table:table-cell>
          <table:table-cell office:value-type="float" office:value="0.103956" calcext:value-type="float">
            <text:p>0.103956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00790705" calcext:value-type="float">
            <text:p>0.00790705</text:p>
          </table:table-cell>
          <table:table-cell office:value-type="float" office:value="0.1132" calcext:value-type="float">
            <text:p>0.1132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0.0121552" calcext:value-type="float">
            <text:p>0.0121552</text:p>
          </table:table-cell>
          <table:table-cell office:value-type="float" office:value="0.122335" calcext:value-type="float">
            <text:p>0.12233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183156" calcext:value-type="float">
            <text:p>0.0183156</text:p>
          </table:table-cell>
          <table:table-cell office:value-type="float" office:value="0.131321" calcext:value-type="float">
            <text:p>0.131321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0.0270518" calcext:value-type="float">
            <text:p>0.0270518</text:p>
          </table:table-cell>
          <table:table-cell office:value-type="float" office:value="0.140118" calcext:value-type="float">
            <text:p>0.140118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148688" calcext:value-type="float">
            <text:p>0.148688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0.0555762" calcext:value-type="float">
            <text:p>0.0555762</text:p>
          </table:table-cell>
          <table:table-cell office:value-type="float" office:value="0.156997" calcext:value-type="float">
            <text:p>0.156997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0773047" calcext:value-type="float">
            <text:p>0.0773047</text:p>
          </table:table-cell>
          <table:table-cell office:value-type="float" office:value="0.16501" calcext:value-type="float">
            <text:p>0.16501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0.172696" calcext:value-type="float">
            <text:p>0.172696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.140858" calcext:value-type="float">
            <text:p>0.140858</text:p>
          </table:table-cell>
          <table:table-cell office:value-type="float" office:value="0.180025" calcext:value-type="float">
            <text:p>0.180025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18452" calcext:value-type="float">
            <text:p>0.18452</text:p>
          </table:table-cell>
          <table:table-cell office:value-type="float" office:value="0.18697" calcext:value-type="float">
            <text:p>0.18697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193504" calcext:value-type="float">
            <text:p>0.193504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0.199604" calcext:value-type="float">
            <text:p>0.19960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205247" calcext:value-type="float">
            <text:p>0.205247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444858" calcext:value-type="float">
            <text:p>0.444858</text:p>
          </table:table-cell>
          <table:table-cell office:value-type="float" office:value="0.210414" calcext:value-type="float">
            <text:p>0.210414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527292" calcext:value-type="float">
            <text:p>0.527292</text:p>
          </table:table-cell>
          <table:table-cell office:value-type="float" office:value="0.215086" calcext:value-type="float">
            <text:p>0.215086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219246" calcext:value-type="float">
            <text:p>0.219246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697676" calcext:value-type="float">
            <text:p>0.697676</text:p>
          </table:table-cell>
          <table:table-cell office:value-type="float" office:value="0.222881" calcext:value-type="float">
            <text:p>0.22288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78801" calcext:value-type="float">
            <text:p>0.778801</text:p>
          </table:table-cell>
          <table:table-cell office:value-type="float" office:value="0.225977" calcext:value-type="float">
            <text:p>0.225977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852144" calcext:value-type="float">
            <text:p>0.852144</text:p>
          </table:table-cell>
          <table:table-cell office:value-type="float" office:value="0.228525" calcext:value-type="float">
            <text:p>0.228525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913931" calcext:value-type="float">
            <text:p>0.913931</text:p>
          </table:table-cell>
          <table:table-cell office:value-type="float" office:value="0.230516" calcext:value-type="float">
            <text:p>0.23051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960789" calcext:value-type="float">
            <text:p>0.960789</text:p>
          </table:table-cell>
          <table:table-cell office:value-type="float" office:value="0.231943" calcext:value-type="float">
            <text:p>0.231943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232801" calcext:value-type="float">
            <text:p>0.232801</text:p>
          </table:table-cell>
        </table:table-row>
        <table:table-row table:style-name="ro1">
          <table:table-cell office:value-type="float" office:value="-1.02696E-015" calcext:value-type="float">
            <text:p>-1.02696E-15</text:p>
          </table:table-cell>
          <table:table-cell office:value-type="float" office:value="1" calcext:value-type="float">
            <text:p>1</text:p>
          </table:table-cell>
          <table:table-cell office:value-type="float" office:value="0.233087" calcext:value-type="float">
            <text:p>0.23308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232801" calcext:value-type="float">
            <text:p>0.23280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60789" calcext:value-type="float">
            <text:p>0.960789</text:p>
          </table:table-cell>
          <table:table-cell office:value-type="float" office:value="0.231943" calcext:value-type="float">
            <text:p>0.23194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13931" calcext:value-type="float">
            <text:p>0.913931</text:p>
          </table:table-cell>
          <table:table-cell office:value-type="float" office:value="0.230516" calcext:value-type="float">
            <text:p>0.2305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2144" calcext:value-type="float">
            <text:p>0.852144</text:p>
          </table:table-cell>
          <table:table-cell office:value-type="float" office:value="0.228525" calcext:value-type="float">
            <text:p>0.2285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78801" calcext:value-type="float">
            <text:p>0.778801</text:p>
          </table:table-cell>
          <table:table-cell office:value-type="float" office:value="0.225977" calcext:value-type="float">
            <text:p>0.22597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97676" calcext:value-type="float">
            <text:p>0.697676</text:p>
          </table:table-cell>
          <table:table-cell office:value-type="float" office:value="0.222881" calcext:value-type="float">
            <text:p>0.22288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219246" calcext:value-type="float">
            <text:p>0.21924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27292" calcext:value-type="float">
            <text:p>0.527292</text:p>
          </table:table-cell>
          <table:table-cell office:value-type="float" office:value="0.215086" calcext:value-type="float">
            <text:p>0.21508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4858" calcext:value-type="float">
            <text:p>0.444858</text:p>
          </table:table-cell>
          <table:table-cell office:value-type="float" office:value="0.210414" calcext:value-type="float">
            <text:p>0.210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205247" calcext:value-type="float">
            <text:p>0.20524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0.199604" calcext:value-type="float">
            <text:p>0.19960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193504" calcext:value-type="float">
            <text:p>0.19350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8452" calcext:value-type="float">
            <text:p>0.18452</text:p>
          </table:table-cell>
          <table:table-cell office:value-type="float" office:value="0.18697" calcext:value-type="float">
            <text:p>0.1869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40858" calcext:value-type="float">
            <text:p>0.140858</text:p>
          </table:table-cell>
          <table:table-cell office:value-type="float" office:value="0.180025" calcext:value-type="float">
            <text:p>0.18002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0.172696" calcext:value-type="float">
            <text:p>0.17269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773047" calcext:value-type="float">
            <text:p>0.0773047</text:p>
          </table:table-cell>
          <table:table-cell office:value-type="float" office:value="0.16501" calcext:value-type="float">
            <text:p>0.1650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555762" calcext:value-type="float">
            <text:p>0.0555762</text:p>
          </table:table-cell>
          <table:table-cell office:value-type="float" office:value="0.156997" calcext:value-type="float">
            <text:p>0.15699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148688" calcext:value-type="float">
            <text:p>0.14868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270518" calcext:value-type="float">
            <text:p>0.0270518</text:p>
          </table:table-cell>
          <table:table-cell office:value-type="float" office:value="0.140118" calcext:value-type="float">
            <text:p>0.140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83156" calcext:value-type="float">
            <text:p>0.0183156</text:p>
          </table:table-cell>
          <table:table-cell office:value-type="float" office:value="0.131321" calcext:value-type="float">
            <text:p>0.13132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121552" calcext:value-type="float">
            <text:p>0.0121552</text:p>
          </table:table-cell>
          <table:table-cell office:value-type="float" office:value="0.122335" calcext:value-type="float">
            <text:p>0.12233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790705" calcext:value-type="float">
            <text:p>0.00790705</text:p>
          </table:table-cell>
          <table:table-cell office:value-type="float" office:value="0.1132" calcext:value-type="float">
            <text:p>0.113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0504176" calcext:value-type="float">
            <text:p>0.00504176</text:p>
          </table:table-cell>
          <table:table-cell office:value-type="float" office:value="0.103956" calcext:value-type="float">
            <text:p>0.10395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0.0946476" calcext:value-type="float">
            <text:p>0.094647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193045" calcext:value-type="float">
            <text:p>0.00193045</text:p>
          </table:table-cell>
          <table:table-cell office:value-type="float" office:value="0.0853188" calcext:value-type="float">
            <text:p>0.085318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115923" calcext:value-type="float">
            <text:p>0.00115923</text:p>
          </table:table-cell>
          <table:table-cell office:value-type="float" office:value="0.0760169" calcext:value-type="float">
            <text:p>0.076016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0682328" calcext:value-type="float">
            <text:p>0.000682328</text:p>
          </table:table-cell>
          <table:table-cell office:value-type="float" office:value="0.0667909" calcext:value-type="float">
            <text:p>0.066790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0393669" calcext:value-type="float">
            <text:p>0.000393669</text:p>
          </table:table-cell>
          <table:table-cell office:value-type="float" office:value="0.0576916" calcext:value-type="float">
            <text:p>0.057691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0022263" calcext:value-type="float">
            <text:p>0.00022263</text:p>
          </table:table-cell>
          <table:table-cell office:value-type="float" office:value="0.0487717" calcext:value-type="float">
            <text:p>0.04877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2341" calcext:value-type="float">
            <text:p>0.00012341</text:p>
          </table:table-cell>
          <table:table-cell office:value-type="float" office:value="0.0400859" calcext:value-type="float">
            <text:p>0.040085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00670548" calcext:value-type="float">
            <text:p>0.0000670548</text:p>
          </table:table-cell>
          <table:table-cell office:value-type="float" office:value="0.0316909" calcext:value-type="float">
            <text:p>0.031690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0357128" calcext:value-type="float">
            <text:p>0.0000357128</text:p>
          </table:table-cell>
          <table:table-cell office:value-type="float" office:value="0.0236451" calcext:value-type="float">
            <text:p>0.023645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000186437" calcext:value-type="float">
            <text:p>0.0000186437</text:p>
          </table:table-cell>
          <table:table-cell office:value-type="float" office:value="0.016009" calcext:value-type="float">
            <text:p>0.01600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0000954016" calcext:value-type="float">
            <text:p>0.00000954016</text:p>
          </table:table-cell>
          <table:table-cell office:value-type="float" office:value="0.00884497" calcext:value-type="float">
            <text:p>0.0088449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478512" calcext:value-type="float">
            <text:p>0.00000478512</text:p>
          </table:table-cell>
          <table:table-cell office:value-type="float" office:value="0.00221722" calcext:value-type="float">
            <text:p>0.0022172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0000235258" calcext:value-type="float">
            <text:p>0.00000235258</text:p>
          </table:table-cell>
          <table:table-cell office:value-type="float" office:value="-0.00380802" calcext:value-type="float">
            <text:p>-0.0038080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0000113373" calcext:value-type="float">
            <text:p>0.00000113373</text:p>
          </table:table-cell>
          <table:table-cell office:value-type="float" office:value="-0.00916267" calcext:value-type="float">
            <text:p>-0.009162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00000535535" calcext:value-type="float">
            <text:p>0.000000535535</text:p>
          </table:table-cell>
          <table:table-cell office:value-type="float" office:value="-0.0137767" calcext:value-type="float">
            <text:p>-0.01377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0000024796" calcext:value-type="float">
            <text:p>0.00000024796</text:p>
          </table:table-cell>
          <table:table-cell office:value-type="float" office:value="-0.0175781" calcext:value-type="float">
            <text:p>-0.01757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12535" calcext:value-type="float">
            <text:p>0.000000112535</text:p>
          </table:table-cell>
          <table:table-cell office:value-type="float" office:value="-0.0204931" calcext:value-type="float">
            <text:p>-0.0204931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0000000500622" calcext:value-type="float">
            <text:p>0.0000000500622</text:p>
          </table:table-cell>
          <table:table-cell office:value-type="float" office:value="-0.0224458" calcext:value-type="float">
            <text:p>-0.022445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0000000218296" calcext:value-type="float">
            <text:p>0.0000000218296</text:p>
          </table:table-cell>
          <table:table-cell office:value-type="float" office:value="-0.0233586" calcext:value-type="float">
            <text:p>-0.023358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0000000933029" calcext:value-type="float">
            <text:p>0.00000000933029</text:p>
          </table:table-cell>
          <table:table-cell office:value-type="float" office:value="-0.0231519" calcext:value-type="float">
            <text:p>-0.023151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0000000390894" calcext:value-type="float">
            <text:p>0.00000000390894</text:p>
          </table:table-cell>
          <table:table-cell office:value-type="float" office:value="-0.0217441" calcext:value-type="float">
            <text:p>-0.021744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000160523" calcext:value-type="float">
            <text:p>0.00000000160523</text:p>
          </table:table-cell>
          <table:table-cell office:value-type="float" office:value="-0.0190517" calcext:value-type="float">
            <text:p>-0.019051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000000000646143" calcext:value-type="float">
            <text:p>6.46143E-10</text:p>
          </table:table-cell>
          <table:table-cell office:value-type="float" office:value="-0.0149894" calcext:value-type="float">
            <text:p>-0.014989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000000000254938" calcext:value-type="float">
            <text:p>2.54938E-10</text:p>
          </table:table-cell>
          <table:table-cell office:value-type="float" office:value="-0.00946987" calcext:value-type="float">
            <text:p>-0.0094698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0000000000985951" calcext:value-type="float">
            <text:p>9.85951E-11</text:p>
          </table:table-cell>
          <table:table-cell office:value-type="float" office:value="-0.00240391" calcext:value-type="float">
            <text:p>-0.0024039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0000000000373757" calcext:value-type="float">
            <text:p>3.73757E-11</text:p>
          </table:table-cell>
          <table:table-cell office:value-type="float" office:value="0.00629962" calcext:value-type="float">
            <text:p>0.006299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000138879" calcext:value-type="float">
            <text:p>1.38879E-11</text:p>
          </table:table-cell>
          <table:table-cell office:value-type="float" office:value="0.0167338" calcext:value-type="float">
            <text:p>0.0167338</text:p>
          </table:table-cell>
        </table:table-row>
        <table:table-row table:style-name="ro1">
          <table:table-cell office:value-type="string" calcext:value-type="string">
            <text:p>NEXT N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00000000138879" calcext:value-type="float">
            <text:p>1.38879E-11</text:p>
          </table:table-cell>
          <table:table-cell office:value-type="float" office:value="6.52032" calcext:value-type="float">
            <text:p>6.52032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0.0000000000373757" calcext:value-type="float">
            <text:p>3.73757E-11</text:p>
          </table:table-cell>
          <table:table-cell office:value-type="float" office:value="4.07586" calcext:value-type="float">
            <text:p>4.07586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0.0000000000985951" calcext:value-type="float">
            <text:p>9.85951E-11</text:p>
          </table:table-cell>
          <table:table-cell office:value-type="float" office:value="2.31474" calcext:value-type="float">
            <text:p>2.31474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0.000000000254938" calcext:value-type="float">
            <text:p>2.54938E-10</text:p>
          </table:table-cell>
          <table:table-cell office:value-type="float" office:value="1.09231" calcext:value-type="float">
            <text:p>1.09231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0.000000000646143" calcext:value-type="float">
            <text:p>6.46143E-10</text:p>
          </table:table-cell>
          <table:table-cell office:value-type="float" office:value="0.287198" calcext:value-type="float">
            <text:p>0.287198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00000000160523" calcext:value-type="float">
            <text:p>0.00000000160523</text:p>
          </table:table-cell>
          <table:table-cell office:value-type="float" office:value="-0.201483" calcext:value-type="float">
            <text:p>-0.201483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0.00000000390894" calcext:value-type="float">
            <text:p>0.00000000390894</text:p>
          </table:table-cell>
          <table:table-cell office:value-type="float" office:value="-0.456747" calcext:value-type="float">
            <text:p>-0.456747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0.00000000933029" calcext:value-type="float">
            <text:p>0.00000000933029</text:p>
          </table:table-cell>
          <table:table-cell office:value-type="float" office:value="-0.546067" calcext:value-type="float">
            <text:p>-0.546067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0.0000000218296" calcext:value-type="float">
            <text:p>0.0000000218296</text:p>
          </table:table-cell>
          <table:table-cell office:value-type="float" office:value="-0.523487" calcext:value-type="float">
            <text:p>-0.523487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0.0000000500622" calcext:value-type="float">
            <text:p>0.0000000500622</text:p>
          </table:table-cell>
          <table:table-cell office:value-type="float" office:value="-0.43154" calcext:value-type="float">
            <text:p>-0.4315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0000112535" calcext:value-type="float">
            <text:p>0.000000112535</text:p>
          </table:table-cell>
          <table:table-cell office:value-type="float" office:value="-0.302958" calcext:value-type="float">
            <text:p>-0.302958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0.00000024796" calcext:value-type="float">
            <text:p>0.00000024796</text:p>
          </table:table-cell>
          <table:table-cell office:value-type="float" office:value="-0.162206" calcext:value-type="float">
            <text:p>-0.162206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0.000000535535" calcext:value-type="float">
            <text:p>0.000000535535</text:p>
          </table:table-cell>
          <table:table-cell office:value-type="float" office:value="-0.0268487" calcext:value-type="float">
            <text:p>-0.0268487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0.00000113373" calcext:value-type="float">
            <text:p>0.00000113373</text:p>
          </table:table-cell>
          <table:table-cell office:value-type="float" office:value="0.0912351" calcext:value-type="float">
            <text:p>0.0912351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0.00000235258" calcext:value-type="float">
            <text:p>0.00000235258</text:p>
          </table:table-cell>
          <table:table-cell office:value-type="float" office:value="0.184788" calcext:value-type="float">
            <text:p>0.184788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00000478512" calcext:value-type="float">
            <text:p>0.00000478512</text:p>
          </table:table-cell>
          <table:table-cell office:value-type="float" office:value="0.250238" calcext:value-type="float">
            <text:p>0.250238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00000954016" calcext:value-type="float">
            <text:p>0.00000954016</text:p>
          </table:table-cell>
          <table:table-cell office:value-type="float" office:value="0.286879" calcext:value-type="float">
            <text:p>0.286879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0.0000186437" calcext:value-type="float">
            <text:p>0.0000186437</text:p>
          </table:table-cell>
          <table:table-cell office:value-type="float" office:value="0.296173" calcext:value-type="float">
            <text:p>0.296173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0000357128" calcext:value-type="float">
            <text:p>0.0000357128</text:p>
          </table:table-cell>
          <table:table-cell office:value-type="float" office:value="0.281141" calcext:value-type="float">
            <text:p>0.281141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0.0000670548" calcext:value-type="float">
            <text:p>0.0000670548</text:p>
          </table:table-cell>
          <table:table-cell office:value-type="float" office:value="0.245857" calcext:value-type="float">
            <text:p>0.24585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012341" calcext:value-type="float">
            <text:p>0.00012341</text:p>
          </table:table-cell>
          <table:table-cell office:value-type="float" office:value="0.195016" calcext:value-type="float">
            <text:p>0.195016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00022263" calcext:value-type="float">
            <text:p>0.00022263</text:p>
          </table:table-cell>
          <table:table-cell office:value-type="float" office:value="0.133585" calcext:value-type="float">
            <text:p>0.133585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000393669" calcext:value-type="float">
            <text:p>0.000393669</text:p>
          </table:table-cell>
          <table:table-cell office:value-type="float" office:value="0.0665173" calcext:value-type="float">
            <text:p>0.0665173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000682328" calcext:value-type="float">
            <text:p>0.000682328</text:p>
          </table:table-cell>
          <table:table-cell office:value-type="float" office:value="-0.00147732" calcext:value-type="float">
            <text:p>-0.00147732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.00115923" calcext:value-type="float">
            <text:p>0.00115923</text:p>
          </table:table-cell>
          <table:table-cell office:value-type="float" office:value="-0.0660989" calcext:value-type="float">
            <text:p>-0.0660989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00193045" calcext:value-type="float">
            <text:p>0.00193045</text:p>
          </table:table-cell>
          <table:table-cell office:value-type="float" office:value="-0.123586" calcext:value-type="float">
            <text:p>-0.123586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-0.170798" calcext:value-type="float">
            <text:p>-0.170798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0.00504176" calcext:value-type="float">
            <text:p>0.00504176</text:p>
          </table:table-cell>
          <table:table-cell office:value-type="float" office:value="-0.205267" calcext:value-type="float">
            <text:p>-0.205267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00790705" calcext:value-type="float">
            <text:p>0.00790705</text:p>
          </table:table-cell>
          <table:table-cell office:value-type="float" office:value="-0.225214" calcext:value-type="float">
            <text:p>-0.225214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0.0121552" calcext:value-type="float">
            <text:p>0.0121552</text:p>
          </table:table-cell>
          <table:table-cell office:value-type="float" office:value="-0.229543" calcext:value-type="float">
            <text:p>-0.22954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183156" calcext:value-type="float">
            <text:p>0.0183156</text:p>
          </table:table-cell>
          <table:table-cell office:value-type="float" office:value="-0.217815" calcext:value-type="float">
            <text:p>-0.217815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0.0270518" calcext:value-type="float">
            <text:p>0.0270518</text:p>
          </table:table-cell>
          <table:table-cell office:value-type="float" office:value="-0.190201" calcext:value-type="float">
            <text:p>-0.190201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-0.147428" calcext:value-type="float">
            <text:p>-0.147428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0.0555762" calcext:value-type="float">
            <text:p>0.0555762</text:p>
          </table:table-cell>
          <table:table-cell office:value-type="float" office:value="-0.0907078" calcext:value-type="float">
            <text:p>-0.0907078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0773047" calcext:value-type="float">
            <text:p>0.0773047</text:p>
          </table:table-cell>
          <table:table-cell office:value-type="float" office:value="-0.0216633" calcext:value-type="float">
            <text:p>-0.0216633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0.0577495" calcext:value-type="float">
            <text:p>0.0577495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.140858" calcext:value-type="float">
            <text:p>0.140858</text:p>
          </table:table-cell>
          <table:table-cell office:value-type="float" office:value="0.145322" calcext:value-type="float">
            <text:p>0.145322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18452" calcext:value-type="float">
            <text:p>0.18452</text:p>
          </table:table-cell>
          <table:table-cell office:value-type="float" office:value="0.238676" calcext:value-type="float">
            <text:p>0.238676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335338" calcext:value-type="float">
            <text:p>0.335338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0.432816" calcext:value-type="float">
            <text:p>0.43281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528668" calcext:value-type="float">
            <text:p>0.528668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444858" calcext:value-type="float">
            <text:p>0.444858</text:p>
          </table:table-cell>
          <table:table-cell office:value-type="float" office:value="0.620566" calcext:value-type="float">
            <text:p>0.620566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527292" calcext:value-type="float">
            <text:p>0.527292</text:p>
          </table:table-cell>
          <table:table-cell office:value-type="float" office:value="0.706352" calcext:value-type="float">
            <text:p>0.706352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784084" calcext:value-type="float">
            <text:p>0.784084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697676" calcext:value-type="float">
            <text:p>0.697676</text:p>
          </table:table-cell>
          <table:table-cell office:value-type="float" office:value="0.852081" calcext:value-type="float">
            <text:p>0.85208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78801" calcext:value-type="float">
            <text:p>0.778801</text:p>
          </table:table-cell>
          <table:table-cell office:value-type="float" office:value="0.908949" calcext:value-type="float">
            <text:p>0.908949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852144" calcext:value-type="float">
            <text:p>0.852144</text:p>
          </table:table-cell>
          <table:table-cell office:value-type="float" office:value="0.953605" calcext:value-type="float">
            <text:p>0.953605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913931" calcext:value-type="float">
            <text:p>0.913931</text:p>
          </table:table-cell>
          <table:table-cell office:value-type="float" office:value="0.985297" calcext:value-type="float">
            <text:p>0.985297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960789" calcext:value-type="float">
            <text:p>0.960789</text:p>
          </table:table-cell>
          <table:table-cell office:value-type="float" office:value="1.0036" calcext:value-type="float">
            <text:p>1.0036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1.00843" calcext:value-type="float">
            <text:p>1.00843</text:p>
          </table:table-cell>
        </table:table-row>
        <table:table-row table:style-name="ro1">
          <table:table-cell office:value-type="float" office:value="-1.02696E-015" calcext:value-type="float">
            <text:p>-1.02696E-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978855" calcext:value-type="float">
            <text:p>0.97885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60789" calcext:value-type="float">
            <text:p>0.960789</text:p>
          </table:table-cell>
          <table:table-cell office:value-type="float" office:value="0.945804" calcext:value-type="float">
            <text:p>0.94580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13931" calcext:value-type="float">
            <text:p>0.913931</text:p>
          </table:table-cell>
          <table:table-cell office:value-type="float" office:value="0.901909" calcext:value-type="float">
            <text:p>0.9019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2144" calcext:value-type="float">
            <text:p>0.852144</text:p>
          </table:table-cell>
          <table:table-cell office:value-type="float" office:value="0.848451" calcext:value-type="float">
            <text:p>0.84845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78801" calcext:value-type="float">
            <text:p>0.778801</text:p>
          </table:table-cell>
          <table:table-cell office:value-type="float" office:value="0.786888" calcext:value-type="float">
            <text:p>0.78688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97676" calcext:value-type="float">
            <text:p>0.697676</text:p>
          </table:table-cell>
          <table:table-cell office:value-type="float" office:value="0.718816" calcext:value-type="float">
            <text:p>0.7188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645929" calcext:value-type="float">
            <text:p>0.64592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27292" calcext:value-type="float">
            <text:p>0.527292</text:p>
          </table:table-cell>
          <table:table-cell office:value-type="float" office:value="0.569966" calcext:value-type="float">
            <text:p>0.56996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4858" calcext:value-type="float">
            <text:p>0.444858</text:p>
          </table:table-cell>
          <table:table-cell office:value-type="float" office:value="0.492674" calcext:value-type="float">
            <text:p>0.492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415761" calcext:value-type="float">
            <text:p>0.41576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0.340853" calcext:value-type="float">
            <text:p>0.34085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269456" calcext:value-type="float">
            <text:p>0.26945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8452" calcext:value-type="float">
            <text:p>0.18452</text:p>
          </table:table-cell>
          <table:table-cell office:value-type="float" office:value="0.202918" calcext:value-type="float">
            <text:p>0.20291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40858" calcext:value-type="float">
            <text:p>0.140858</text:p>
          </table:table-cell>
          <table:table-cell office:value-type="float" office:value="0.142399" calcext:value-type="float">
            <text:p>0.14239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0.0888423" calcext:value-type="float">
            <text:p>0.088842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773047" calcext:value-type="float">
            <text:p>0.0773047</text:p>
          </table:table-cell>
          <table:table-cell office:value-type="float" office:value="0.0429534" calcext:value-type="float">
            <text:p>0.042953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555762" calcext:value-type="float">
            <text:p>0.0555762</text:p>
          </table:table-cell>
          <table:table-cell office:value-type="float" office:value="0.0051872" calcext:value-type="float">
            <text:p>0.005187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-0.0242618" calcext:value-type="float">
            <text:p>-0.024261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270518" calcext:value-type="float">
            <text:p>0.0270518</text:p>
          </table:table-cell>
          <table:table-cell office:value-type="float" office:value="-0.0454597" calcext:value-type="float">
            <text:p>-0.0454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83156" calcext:value-type="float">
            <text:p>0.0183156</text:p>
          </table:table-cell>
          <table:table-cell office:value-type="float" office:value="-0.0587262" calcext:value-type="float">
            <text:p>-0.058726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121552" calcext:value-type="float">
            <text:p>0.0121552</text:p>
          </table:table-cell>
          <table:table-cell office:value-type="float" office:value="-0.0646212" calcext:value-type="float">
            <text:p>-0.064621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790705" calcext:value-type="float">
            <text:p>0.00790705</text:p>
          </table:table-cell>
          <table:table-cell office:value-type="float" office:value="-0.0639227" calcext:value-type="float">
            <text:p>-0.063922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0504176" calcext:value-type="float">
            <text:p>0.00504176</text:p>
          </table:table-cell>
          <table:table-cell office:value-type="float" office:value="-0.0575981" calcext:value-type="float">
            <text:p>-0.057598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-0.0467688" calcext:value-type="float">
            <text:p>-0.046768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193045" calcext:value-type="float">
            <text:p>0.00193045</text:p>
          </table:table-cell>
          <table:table-cell office:value-type="float" office:value="-0.0326683" calcext:value-type="float">
            <text:p>-0.032668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115923" calcext:value-type="float">
            <text:p>0.00115923</text:p>
          </table:table-cell>
          <table:table-cell office:value-type="float" office:value="-0.0165952" calcext:value-type="float">
            <text:p>-0.016595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0682328" calcext:value-type="float">
            <text:p>0.000682328</text:p>
          </table:table-cell>
          <table:table-cell office:value-type="float" office:value="0.000137999" calcext:value-type="float">
            <text:p>0.00013799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0393669" calcext:value-type="float">
            <text:p>0.000393669</text:p>
          </table:table-cell>
          <table:table-cell office:value-type="float" office:value="0.0162598" calcext:value-type="float">
            <text:p>0.016259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0022263" calcext:value-type="float">
            <text:p>0.00022263</text:p>
          </table:table-cell>
          <table:table-cell office:value-type="float" office:value="0.0305952" calcext:value-type="float">
            <text:p>0.03059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2341" calcext:value-type="float">
            <text:p>0.00012341</text:p>
          </table:table-cell>
          <table:table-cell office:value-type="float" office:value="0.0421219" calcext:value-type="float">
            <text:p>0.042121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00670548" calcext:value-type="float">
            <text:p>0.0000670548</text:p>
          </table:table-cell>
          <table:table-cell office:value-type="float" office:value="0.0500235" calcext:value-type="float">
            <text:p>0.050023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0357128" calcext:value-type="float">
            <text:p>0.0000357128</text:p>
          </table:table-cell>
          <table:table-cell office:value-type="float" office:value="0.0537387" calcext:value-type="float">
            <text:p>0.053738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000186437" calcext:value-type="float">
            <text:p>0.0000186437</text:p>
          </table:table-cell>
          <table:table-cell office:value-type="float" office:value="0.0530025" calcext:value-type="float">
            <text:p>0.053002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0000954016" calcext:value-type="float">
            <text:p>0.00000954016</text:p>
          </table:table-cell>
          <table:table-cell office:value-type="float" office:value="0.0478786" calcext:value-type="float">
            <text:p>0.047878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478512" calcext:value-type="float">
            <text:p>0.00000478512</text:p>
          </table:table-cell>
          <table:table-cell office:value-type="float" office:value="0.0387767" calcext:value-type="float">
            <text:p>0.038776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0000235258" calcext:value-type="float">
            <text:p>0.00000235258</text:p>
          </table:table-cell>
          <table:table-cell office:value-type="float" office:value="0.0264548" calcext:value-type="float">
            <text:p>0.026454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0000113373" calcext:value-type="float">
            <text:p>0.00000113373</text:p>
          </table:table-cell>
          <table:table-cell office:value-type="float" office:value="0.0119988" calcext:value-type="float">
            <text:p>0.011998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00000535535" calcext:value-type="float">
            <text:p>0.000000535535</text:p>
          </table:table-cell>
          <table:table-cell office:value-type="float" office:value="-0.00322167" calcext:value-type="float">
            <text:p>-0.003221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0000024796" calcext:value-type="float">
            <text:p>0.00000024796</text:p>
          </table:table-cell>
          <table:table-cell office:value-type="float" office:value="-0.0176279" calcext:value-type="float">
            <text:p>-0.01762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12535" calcext:value-type="float">
            <text:p>0.000000112535</text:p>
          </table:table-cell>
          <table:table-cell office:value-type="float" office:value="-0.0295414" calcext:value-type="float">
            <text:p>-0.029541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0000000500622" calcext:value-type="float">
            <text:p>0.0000000500622</text:p>
          </table:table-cell>
          <table:table-cell office:value-type="float" office:value="-0.0373331" calcext:value-type="float">
            <text:p>-0.037333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0000000218296" calcext:value-type="float">
            <text:p>0.0000000218296</text:p>
          </table:table-cell>
          <table:table-cell office:value-type="float" office:value="-0.0396194" calcext:value-type="float">
            <text:p>-0.039619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0000000933029" calcext:value-type="float">
            <text:p>0.00000000933029</text:p>
          </table:table-cell>
          <table:table-cell office:value-type="float" office:value="-0.0355096" calcext:value-type="float">
            <text:p>-0.035509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0000000390894" calcext:value-type="float">
            <text:p>0.00000000390894</text:p>
          </table:table-cell>
          <table:table-cell office:value-type="float" office:value="-0.024913" calcext:value-type="float">
            <text:p>-0.02491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000160523" calcext:value-type="float">
            <text:p>0.00000000160523</text:p>
          </table:table-cell>
          <table:table-cell office:value-type="float" office:value="-0.00891211" calcext:value-type="float">
            <text:p>-0.0089121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000000000646143" calcext:value-type="float">
            <text:p>6.46143E-10</text:p>
          </table:table-cell>
          <table:table-cell office:value-type="float" office:value="0.00979094" calcext:value-type="float">
            <text:p>0.0097909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000000000254938" calcext:value-type="float">
            <text:p>2.54938E-10</text:p>
          </table:table-cell>
          <table:table-cell office:value-type="float" office:value="0.0263455" calcext:value-type="float">
            <text:p>0.026345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0000000000985951" calcext:value-type="float">
            <text:p>9.85951E-11</text:p>
          </table:table-cell>
          <table:table-cell office:value-type="float" office:value="0.0331335" calcext:value-type="float">
            <text:p>0.033133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0000000000373757" calcext:value-type="float">
            <text:p>3.73757E-11</text:p>
          </table:table-cell>
          <table:table-cell office:value-type="float" office:value="0.0190514" calcext:value-type="float">
            <text:p>0.01905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000138879" calcext:value-type="float">
            <text:p>1.38879E-11</text:p>
          </table:table-cell>
          <table:table-cell office:value-type="float" office:value="-0.0313177" calcext:value-type="float">
            <text:p>-0.0313177</text:p>
          </table:table-cell>
        </table:table-row>
        <table:table-row table:style-name="ro1">
          <table:table-cell office:value-type="string" calcext:value-type="string">
            <text:p>NEXT N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00000000138879" calcext:value-type="float">
            <text:p>1.38879E-11</text:p>
          </table:table-cell>
          <table:table-cell office:value-type="float" office:value="-0.00532408" calcext:value-type="float">
            <text:p>-0.00532408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0.0000000000373757" calcext:value-type="float">
            <text:p>3.73757E-11</text:p>
          </table:table-cell>
          <table:table-cell office:value-type="float" office:value="0.00552119" calcext:value-type="float">
            <text:p>0.00552119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0.0000000000985951" calcext:value-type="float">
            <text:p>9.85951E-11</text:p>
          </table:table-cell>
          <table:table-cell office:value-type="float" office:value="0.00098283" calcext:value-type="float">
            <text:p>0.00098283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0.000000000254938" calcext:value-type="float">
            <text:p>2.54938E-10</text:p>
          </table:table-cell>
          <table:table-cell office:value-type="float" office:value="-0.00452995" calcext:value-type="float">
            <text:p>-0.00452995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0.000000000646143" calcext:value-type="float">
            <text:p>6.46143E-10</text:p>
          </table:table-cell>
          <table:table-cell office:value-type="float" office:value="-0.00615399" calcext:value-type="float">
            <text:p>-0.00615399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00000000160523" calcext:value-type="float">
            <text:p>0.00000000160523</text:p>
          </table:table-cell>
          <table:table-cell office:value-type="float" office:value="-0.00386691" calcext:value-type="float">
            <text:p>-0.00386691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0.00000000390894" calcext:value-type="float">
            <text:p>0.00000000390894</text:p>
          </table:table-cell>
          <table:table-cell office:value-type="float" office:value="0.000439855" calcext:value-type="float">
            <text:p>0.000439855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0.00000000933029" calcext:value-type="float">
            <text:p>0.00000000933029</text:p>
          </table:table-cell>
          <table:table-cell office:value-type="float" office:value="0.00463352" calcext:value-type="float">
            <text:p>0.00463352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0.0000000218296" calcext:value-type="float">
            <text:p>0.0000000218296</text:p>
          </table:table-cell>
          <table:table-cell office:value-type="float" office:value="0.00716042" calcext:value-type="float">
            <text:p>0.00716042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0.0000000500622" calcext:value-type="float">
            <text:p>0.0000000500622</text:p>
          </table:table-cell>
          <table:table-cell office:value-type="float" office:value="0.00731829" calcext:value-type="float">
            <text:p>0.0073182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0000112535" calcext:value-type="float">
            <text:p>0.000000112535</text:p>
          </table:table-cell>
          <table:table-cell office:value-type="float" office:value="0.00520381" calcext:value-type="float">
            <text:p>0.00520381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0.00000024796" calcext:value-type="float">
            <text:p>0.00000024796</text:p>
          </table:table-cell>
          <table:table-cell office:value-type="float" office:value="0.00149464" calcext:value-type="float">
            <text:p>0.00149464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0.000000535535" calcext:value-type="float">
            <text:p>0.000000535535</text:p>
          </table:table-cell>
          <table:table-cell office:value-type="float" office:value="-0.00282546" calcext:value-type="float">
            <text:p>-0.00282546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0.00000113373" calcext:value-type="float">
            <text:p>0.00000113373</text:p>
          </table:table-cell>
          <table:table-cell office:value-type="float" office:value="-0.0067288" calcext:value-type="float">
            <text:p>-0.0067288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0.00000235258" calcext:value-type="float">
            <text:p>0.00000235258</text:p>
          </table:table-cell>
          <table:table-cell office:value-type="float" office:value="-0.00935322" calcext:value-type="float">
            <text:p>-0.00935322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00000478512" calcext:value-type="float">
            <text:p>0.00000478512</text:p>
          </table:table-cell>
          <table:table-cell office:value-type="float" office:value="-0.0101406" calcext:value-type="float">
            <text:p>-0.0101406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00000954016" calcext:value-type="float">
            <text:p>0.00000954016</text:p>
          </table:table-cell>
          <table:table-cell office:value-type="float" office:value="-0.00890141" calcext:value-type="float">
            <text:p>-0.00890141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0.0000186437" calcext:value-type="float">
            <text:p>0.0000186437</text:p>
          </table:table-cell>
          <table:table-cell office:value-type="float" office:value="-0.00581203" calcext:value-type="float">
            <text:p>-0.00581203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0000357128" calcext:value-type="float">
            <text:p>0.0000357128</text:p>
          </table:table-cell>
          <table:table-cell office:value-type="float" office:value="-0.00135845" calcext:value-type="float">
            <text:p>-0.00135845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0.0000670548" calcext:value-type="float">
            <text:p>0.0000670548</text:p>
          </table:table-cell>
          <table:table-cell office:value-type="float" office:value="0.00375817" calcext:value-type="float">
            <text:p>0.0037581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012341" calcext:value-type="float">
            <text:p>0.00012341</text:p>
          </table:table-cell>
          <table:table-cell office:value-type="float" office:value="0.00873703" calcext:value-type="float">
            <text:p>0.00873703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00022263" calcext:value-type="float">
            <text:p>0.00022263</text:p>
          </table:table-cell>
          <table:table-cell office:value-type="float" office:value="0.0127989" calcext:value-type="float">
            <text:p>0.0127989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000393669" calcext:value-type="float">
            <text:p>0.000393669</text:p>
          </table:table-cell>
          <table:table-cell office:value-type="float" office:value="0.0152997" calcext:value-type="float">
            <text:p>0.0152997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000682328" calcext:value-type="float">
            <text:p>0.000682328</text:p>
          </table:table-cell>
          <table:table-cell office:value-type="float" office:value="0.0158252" calcext:value-type="float">
            <text:p>0.0158252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.00115923" calcext:value-type="float">
            <text:p>0.00115923</text:p>
          </table:table-cell>
          <table:table-cell office:value-type="float" office:value="0.0142602" calcext:value-type="float">
            <text:p>0.0142602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00193045" calcext:value-type="float">
            <text:p>0.00193045</text:p>
          </table:table-cell>
          <table:table-cell office:value-type="float" office:value="0.0108272" calcext:value-type="float">
            <text:p>0.0108272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0.00609281" calcext:value-type="float">
            <text:p>0.00609281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0.00504176" calcext:value-type="float">
            <text:p>0.00504176</text:p>
          </table:table-cell>
          <table:table-cell office:value-type="float" office:value="0.000943778" calcext:value-type="float">
            <text:p>0.000943778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00790705" calcext:value-type="float">
            <text:p>0.00790705</text:p>
          </table:table-cell>
          <table:table-cell office:value-type="float" office:value="-0.00346464" calcext:value-type="float">
            <text:p>-0.00346464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0.0121552" calcext:value-type="float">
            <text:p>0.0121552</text:p>
          </table:table-cell>
          <table:table-cell office:value-type="float" office:value="-0.00578285" calcext:value-type="float">
            <text:p>-0.0057828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183156" calcext:value-type="float">
            <text:p>0.0183156</text:p>
          </table:table-cell>
          <table:table-cell office:value-type="float" office:value="-0.00455757" calcext:value-type="float">
            <text:p>-0.00455757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0.0270518" calcext:value-type="float">
            <text:p>0.0270518</text:p>
          </table:table-cell>
          <table:table-cell office:value-type="float" office:value="0.00166798" calcext:value-type="float">
            <text:p>0.00166798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0142511" calcext:value-type="float">
            <text:p>0.0142511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0.0555762" calcext:value-type="float">
            <text:p>0.0555762</text:p>
          </table:table-cell>
          <table:table-cell office:value-type="float" office:value="0.0343508" calcext:value-type="float">
            <text:p>0.0343508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0773047" calcext:value-type="float">
            <text:p>0.0773047</text:p>
          </table:table-cell>
          <table:table-cell office:value-type="float" office:value="0.062839" calcext:value-type="float">
            <text:p>0.062839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0.100227" calcext:value-type="float">
            <text:p>0.100227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.140858" calcext:value-type="float">
            <text:p>0.140858</text:p>
          </table:table-cell>
          <table:table-cell office:value-type="float" office:value="0.146614" calcext:value-type="float">
            <text:p>0.14661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18452" calcext:value-type="float">
            <text:p>0.18452</text:p>
          </table:table-cell>
          <table:table-cell office:value-type="float" office:value="0.201651" calcext:value-type="float">
            <text:p>0.201651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26454" calcext:value-type="float">
            <text:p>0.26454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0.334046" calcext:value-type="float">
            <text:p>0.33404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408541" calcext:value-type="float">
            <text:p>0.408541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444858" calcext:value-type="float">
            <text:p>0.444858</text:p>
          </table:table-cell>
          <table:table-cell office:value-type="float" office:value="0.486063" calcext:value-type="float">
            <text:p>0.486063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527292" calcext:value-type="float">
            <text:p>0.527292</text:p>
          </table:table-cell>
          <table:table-cell office:value-type="float" office:value="0.564398" calcext:value-type="float">
            <text:p>0.564398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64117" calcext:value-type="float">
            <text:p>0.64117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697676" calcext:value-type="float">
            <text:p>0.697676</text:p>
          </table:table-cell>
          <table:table-cell office:value-type="float" office:value="0.713945" calcext:value-type="float">
            <text:p>0.71394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78801" calcext:value-type="float">
            <text:p>0.778801</text:p>
          </table:table-cell>
          <table:table-cell office:value-type="float" office:value="0.780336" calcext:value-type="float">
            <text:p>0.780336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852144" calcext:value-type="float">
            <text:p>0.852144</text:p>
          </table:table-cell>
          <table:table-cell office:value-type="float" office:value="0.83811" calcext:value-type="float">
            <text:p>0.83811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913931" calcext:value-type="float">
            <text:p>0.913931</text:p>
          </table:table-cell>
          <table:table-cell office:value-type="float" office:value="0.885286" calcext:value-type="float">
            <text:p>0.88528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960789" calcext:value-type="float">
            <text:p>0.960789</text:p>
          </table:table-cell>
          <table:table-cell office:value-type="float" office:value="0.920222" calcext:value-type="float">
            <text:p>0.920222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941691" calcext:value-type="float">
            <text:p>0.941691</text:p>
          </table:table-cell>
        </table:table-row>
        <table:table-row table:style-name="ro1">
          <table:table-cell office:value-type="float" office:value="-1.02696E-015" calcext:value-type="float">
            <text:p>-1.02696E-15</text:p>
          </table:table-cell>
          <table:table-cell office:value-type="float" office:value="1" calcext:value-type="float">
            <text:p>1</text:p>
          </table:table-cell>
          <table:table-cell office:value-type="float" office:value="0.948933" calcext:value-type="float">
            <text:p>0.94893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941691" calcext:value-type="float">
            <text:p>0.94169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60789" calcext:value-type="float">
            <text:p>0.960789</text:p>
          </table:table-cell>
          <table:table-cell office:value-type="float" office:value="0.920222" calcext:value-type="float">
            <text:p>0.92022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13931" calcext:value-type="float">
            <text:p>0.913931</text:p>
          </table:table-cell>
          <table:table-cell office:value-type="float" office:value="0.885286" calcext:value-type="float">
            <text:p>0.88528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2144" calcext:value-type="float">
            <text:p>0.852144</text:p>
          </table:table-cell>
          <table:table-cell office:value-type="float" office:value="0.83811" calcext:value-type="float">
            <text:p>0.8381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78801" calcext:value-type="float">
            <text:p>0.778801</text:p>
          </table:table-cell>
          <table:table-cell office:value-type="float" office:value="0.780336" calcext:value-type="float">
            <text:p>0.78033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97676" calcext:value-type="float">
            <text:p>0.697676</text:p>
          </table:table-cell>
          <table:table-cell office:value-type="float" office:value="0.713945" calcext:value-type="float">
            <text:p>0.71394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64117" calcext:value-type="float">
            <text:p>0.6411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27292" calcext:value-type="float">
            <text:p>0.527292</text:p>
          </table:table-cell>
          <table:table-cell office:value-type="float" office:value="0.564398" calcext:value-type="float">
            <text:p>0.56439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4858" calcext:value-type="float">
            <text:p>0.444858</text:p>
          </table:table-cell>
          <table:table-cell office:value-type="float" office:value="0.486063" calcext:value-type="float">
            <text:p>0.486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408541" calcext:value-type="float">
            <text:p>0.40854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0.334046" calcext:value-type="float">
            <text:p>0.33404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26454" calcext:value-type="float">
            <text:p>0.2645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8452" calcext:value-type="float">
            <text:p>0.18452</text:p>
          </table:table-cell>
          <table:table-cell office:value-type="float" office:value="0.201651" calcext:value-type="float">
            <text:p>0.20165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40858" calcext:value-type="float">
            <text:p>0.140858</text:p>
          </table:table-cell>
          <table:table-cell office:value-type="float" office:value="0.146614" calcext:value-type="float">
            <text:p>0.14661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0.100227" calcext:value-type="float">
            <text:p>0.10022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773047" calcext:value-type="float">
            <text:p>0.0773047</text:p>
          </table:table-cell>
          <table:table-cell office:value-type="float" office:value="0.062839" calcext:value-type="float">
            <text:p>0.06283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555762" calcext:value-type="float">
            <text:p>0.0555762</text:p>
          </table:table-cell>
          <table:table-cell office:value-type="float" office:value="0.0343508" calcext:value-type="float">
            <text:p>0.034350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0142511" calcext:value-type="float">
            <text:p>0.014251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270518" calcext:value-type="float">
            <text:p>0.0270518</text:p>
          </table:table-cell>
          <table:table-cell office:value-type="float" office:value="0.00166798" calcext:value-type="float">
            <text:p>0.00166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83156" calcext:value-type="float">
            <text:p>0.0183156</text:p>
          </table:table-cell>
          <table:table-cell office:value-type="float" office:value="-0.00455757" calcext:value-type="float">
            <text:p>-0.0045575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121552" calcext:value-type="float">
            <text:p>0.0121552</text:p>
          </table:table-cell>
          <table:table-cell office:value-type="float" office:value="-0.00578285" calcext:value-type="float">
            <text:p>-0.0057828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790705" calcext:value-type="float">
            <text:p>0.00790705</text:p>
          </table:table-cell>
          <table:table-cell office:value-type="float" office:value="-0.00346464" calcext:value-type="float">
            <text:p>-0.0034646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0504176" calcext:value-type="float">
            <text:p>0.00504176</text:p>
          </table:table-cell>
          <table:table-cell office:value-type="float" office:value="0.000943778" calcext:value-type="float">
            <text:p>0.00094377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0.00609281" calcext:value-type="float">
            <text:p>0.0060928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193045" calcext:value-type="float">
            <text:p>0.00193045</text:p>
          </table:table-cell>
          <table:table-cell office:value-type="float" office:value="0.0108272" calcext:value-type="float">
            <text:p>0.010827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115923" calcext:value-type="float">
            <text:p>0.00115923</text:p>
          </table:table-cell>
          <table:table-cell office:value-type="float" office:value="0.0142602" calcext:value-type="float">
            <text:p>0.014260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0682328" calcext:value-type="float">
            <text:p>0.000682328</text:p>
          </table:table-cell>
          <table:table-cell office:value-type="float" office:value="0.0158252" calcext:value-type="float">
            <text:p>0.015825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0393669" calcext:value-type="float">
            <text:p>0.000393669</text:p>
          </table:table-cell>
          <table:table-cell office:value-type="float" office:value="0.0152997" calcext:value-type="float">
            <text:p>0.015299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0022263" calcext:value-type="float">
            <text:p>0.00022263</text:p>
          </table:table-cell>
          <table:table-cell office:value-type="float" office:value="0.0127989" calcext:value-type="float">
            <text:p>0.01279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2341" calcext:value-type="float">
            <text:p>0.00012341</text:p>
          </table:table-cell>
          <table:table-cell office:value-type="float" office:value="0.00873703" calcext:value-type="float">
            <text:p>0.0087370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00670548" calcext:value-type="float">
            <text:p>0.0000670548</text:p>
          </table:table-cell>
          <table:table-cell office:value-type="float" office:value="0.00375817" calcext:value-type="float">
            <text:p>0.0037581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0357128" calcext:value-type="float">
            <text:p>0.0000357128</text:p>
          </table:table-cell>
          <table:table-cell office:value-type="float" office:value="-0.00135845" calcext:value-type="float">
            <text:p>-0.0013584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000186437" calcext:value-type="float">
            <text:p>0.0000186437</text:p>
          </table:table-cell>
          <table:table-cell office:value-type="float" office:value="-0.00581203" calcext:value-type="float">
            <text:p>-0.0058120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0000954016" calcext:value-type="float">
            <text:p>0.00000954016</text:p>
          </table:table-cell>
          <table:table-cell office:value-type="float" office:value="-0.00890141" calcext:value-type="float">
            <text:p>-0.0089014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478512" calcext:value-type="float">
            <text:p>0.00000478512</text:p>
          </table:table-cell>
          <table:table-cell office:value-type="float" office:value="-0.0101406" calcext:value-type="float">
            <text:p>-0.010140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0000235258" calcext:value-type="float">
            <text:p>0.00000235258</text:p>
          </table:table-cell>
          <table:table-cell office:value-type="float" office:value="-0.00935322" calcext:value-type="float">
            <text:p>-0.0093532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0000113373" calcext:value-type="float">
            <text:p>0.00000113373</text:p>
          </table:table-cell>
          <table:table-cell office:value-type="float" office:value="-0.0067288" calcext:value-type="float">
            <text:p>-0.006728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00000535535" calcext:value-type="float">
            <text:p>0.000000535535</text:p>
          </table:table-cell>
          <table:table-cell office:value-type="float" office:value="-0.00282546" calcext:value-type="float">
            <text:p>-0.0028254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0000024796" calcext:value-type="float">
            <text:p>0.00000024796</text:p>
          </table:table-cell>
          <table:table-cell office:value-type="float" office:value="0.00149464" calcext:value-type="float">
            <text:p>0.00149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12535" calcext:value-type="float">
            <text:p>0.000000112535</text:p>
          </table:table-cell>
          <table:table-cell office:value-type="float" office:value="0.00520381" calcext:value-type="float">
            <text:p>0.00520381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0000000500622" calcext:value-type="float">
            <text:p>0.0000000500622</text:p>
          </table:table-cell>
          <table:table-cell office:value-type="float" office:value="0.00731829" calcext:value-type="float">
            <text:p>0.0073182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0000000218296" calcext:value-type="float">
            <text:p>0.0000000218296</text:p>
          </table:table-cell>
          <table:table-cell office:value-type="float" office:value="0.00716042" calcext:value-type="float">
            <text:p>0.0071604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0000000933029" calcext:value-type="float">
            <text:p>0.00000000933029</text:p>
          </table:table-cell>
          <table:table-cell office:value-type="float" office:value="0.00463352" calcext:value-type="float">
            <text:p>0.0046335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0000000390894" calcext:value-type="float">
            <text:p>0.00000000390894</text:p>
          </table:table-cell>
          <table:table-cell office:value-type="float" office:value="0.000439855" calcext:value-type="float">
            <text:p>0.00043985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000160523" calcext:value-type="float">
            <text:p>0.00000000160523</text:p>
          </table:table-cell>
          <table:table-cell office:value-type="float" office:value="-0.00386691" calcext:value-type="float">
            <text:p>-0.0038669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000000000646143" calcext:value-type="float">
            <text:p>6.46143E-10</text:p>
          </table:table-cell>
          <table:table-cell office:value-type="float" office:value="-0.00615399" calcext:value-type="float">
            <text:p>-0.0061539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000000000254938" calcext:value-type="float">
            <text:p>2.54938E-10</text:p>
          </table:table-cell>
          <table:table-cell office:value-type="float" office:value="-0.00452995" calcext:value-type="float">
            <text:p>-0.0045299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0000000000985951" calcext:value-type="float">
            <text:p>9.85951E-11</text:p>
          </table:table-cell>
          <table:table-cell office:value-type="float" office:value="0.00098283" calcext:value-type="float">
            <text:p>0.0009828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0000000000373757" calcext:value-type="float">
            <text:p>3.73757E-11</text:p>
          </table:table-cell>
          <table:table-cell office:value-type="float" office:value="0.00552119" calcext:value-type="float">
            <text:p>0.00552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000138879" calcext:value-type="float">
            <text:p>1.38879E-11</text:p>
          </table:table-cell>
          <table:table-cell office:value-type="float" office:value="-0.00532408" calcext:value-type="float">
            <text:p>-0.00532408</text:p>
          </table:table-cell>
        </table:table-row>
        <table:table-row table:style-name="ro1">
          <table:table-cell office:value-type="string" calcext:value-type="string">
            <text:p>NEXT N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00000000138879" calcext:value-type="float">
            <text:p>1.38879E-11</text:p>
          </table:table-cell>
          <table:table-cell office:value-type="float" office:value="-1.14043" calcext:value-type="float">
            <text:p>-1.14043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0.0000000000373757" calcext:value-type="float">
            <text:p>3.73757E-11</text:p>
          </table:table-cell>
          <table:table-cell office:value-type="float" office:value="-0.0913248" calcext:value-type="float">
            <text:p>-0.0913248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0.0000000000985951" calcext:value-type="float">
            <text:p>9.85951E-11</text:p>
          </table:table-cell>
          <table:table-cell office:value-type="float" office:value="0.0841881" calcext:value-type="float">
            <text:p>0.0841881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0.000000000254938" calcext:value-type="float">
            <text:p>2.54938E-10</text:p>
          </table:table-cell>
          <table:table-cell office:value-type="float" office:value="0.0303548" calcext:value-type="float">
            <text:p>0.0303548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0.000000000646143" calcext:value-type="float">
            <text:p>6.46143E-10</text:p>
          </table:table-cell>
          <table:table-cell office:value-type="float" office:value="-0.0251607" calcext:value-type="float">
            <text:p>-0.0251607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00000000160523" calcext:value-type="float">
            <text:p>0.00000000160523</text:p>
          </table:table-cell>
          <table:table-cell office:value-type="float" office:value="-0.0358483" calcext:value-type="float">
            <text:p>-0.0358483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0.00000000390894" calcext:value-type="float">
            <text:p>0.00000000390894</text:p>
          </table:table-cell>
          <table:table-cell office:value-type="float" office:value="-0.0171693" calcext:value-type="float">
            <text:p>-0.0171693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0.00000000933029" calcext:value-type="float">
            <text:p>0.00000000933029</text:p>
          </table:table-cell>
          <table:table-cell office:value-type="float" office:value="0.00654151" calcext:value-type="float">
            <text:p>0.00654151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0.0000000218296" calcext:value-type="float">
            <text:p>0.0000000218296</text:p>
          </table:table-cell>
          <table:table-cell office:value-type="float" office:value="0.0203395" calcext:value-type="float">
            <text:p>0.0203395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0.0000000500622" calcext:value-type="float">
            <text:p>0.0000000500622</text:p>
          </table:table-cell>
          <table:table-cell office:value-type="float" office:value="0.0206616" calcext:value-type="float">
            <text:p>0.020661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0000112535" calcext:value-type="float">
            <text:p>0.000000112535</text:p>
          </table:table-cell>
          <table:table-cell office:value-type="float" office:value="0.0113539" calcext:value-type="float">
            <text:p>0.0113539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0.00000024796" calcext:value-type="float">
            <text:p>0.00000024796</text:p>
          </table:table-cell>
          <table:table-cell office:value-type="float" office:value="-0.00110715" calcext:value-type="float">
            <text:p>-0.00110715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0.000000535535" calcext:value-type="float">
            <text:p>0.000000535535</text:p>
          </table:table-cell>
          <table:table-cell office:value-type="float" office:value="-0.0110789" calcext:value-type="float">
            <text:p>-0.0110789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0.00000113373" calcext:value-type="float">
            <text:p>0.00000113373</text:p>
          </table:table-cell>
          <table:table-cell office:value-type="float" office:value="-0.0154354" calcext:value-type="float">
            <text:p>-0.0154354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0.00000235258" calcext:value-type="float">
            <text:p>0.00000235258</text:p>
          </table:table-cell>
          <table:table-cell office:value-type="float" office:value="-0.0137771" calcext:value-type="float">
            <text:p>-0.0137771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00000478512" calcext:value-type="float">
            <text:p>0.00000478512</text:p>
          </table:table-cell>
          <table:table-cell office:value-type="float" office:value="-0.00773565" calcext:value-type="float">
            <text:p>-0.00773565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00000954016" calcext:value-type="float">
            <text:p>0.00000954016</text:p>
          </table:table-cell>
          <table:table-cell office:value-type="float" office:value="0.000076797" calcext:value-type="float">
            <text:p>0.000076797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0.0000186437" calcext:value-type="float">
            <text:p>0.0000186437</text:p>
          </table:table-cell>
          <table:table-cell office:value-type="float" office:value="0.00706431" calcext:value-type="float">
            <text:p>0.00706431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0000357128" calcext:value-type="float">
            <text:p>0.0000357128</text:p>
          </table:table-cell>
          <table:table-cell office:value-type="float" office:value="0.0113549" calcext:value-type="float">
            <text:p>0.0113549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0.0000670548" calcext:value-type="float">
            <text:p>0.0000670548</text:p>
          </table:table-cell>
          <table:table-cell office:value-type="float" office:value="0.0121364" calcext:value-type="float">
            <text:p>0.012136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012341" calcext:value-type="float">
            <text:p>0.00012341</text:p>
          </table:table-cell>
          <table:table-cell office:value-type="float" office:value="0.00965026" calcext:value-type="float">
            <text:p>0.00965026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00022263" calcext:value-type="float">
            <text:p>0.00022263</text:p>
          </table:table-cell>
          <table:table-cell office:value-type="float" office:value="0.00493822" calcext:value-type="float">
            <text:p>0.00493822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000393669" calcext:value-type="float">
            <text:p>0.000393669</text:p>
          </table:table-cell>
          <table:table-cell office:value-type="float" office:value="-0.000538264" calcext:value-type="float">
            <text:p>-0.000538264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000682328" calcext:value-type="float">
            <text:p>0.000682328</text:p>
          </table:table-cell>
          <table:table-cell office:value-type="float" office:value="-0.0052917" calcext:value-type="float">
            <text:p>-0.0052917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.00115923" calcext:value-type="float">
            <text:p>0.00115923</text:p>
          </table:table-cell>
          <table:table-cell office:value-type="float" office:value="-0.00812773" calcext:value-type="float">
            <text:p>-0.00812773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00193045" calcext:value-type="float">
            <text:p>0.00193045</text:p>
          </table:table-cell>
          <table:table-cell office:value-type="float" office:value="-0.00833653" calcext:value-type="float">
            <text:p>-0.00833653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-0.00573921" calcext:value-type="float">
            <text:p>-0.00573921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0.00504176" calcext:value-type="float">
            <text:p>0.00504176</text:p>
          </table:table-cell>
          <table:table-cell office:value-type="float" office:value="-0.000602684" calcext:value-type="float">
            <text:p>-0.000602684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00790705" calcext:value-type="float">
            <text:p>0.00790705</text:p>
          </table:table-cell>
          <table:table-cell office:value-type="float" office:value="0.00654174" calcext:value-type="float">
            <text:p>0.00654174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0.0121552" calcext:value-type="float">
            <text:p>0.0121552</text:p>
          </table:table-cell>
          <table:table-cell office:value-type="float" office:value="0.0151287" calcext:value-type="float">
            <text:p>0.015128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183156" calcext:value-type="float">
            <text:p>0.0183156</text:p>
          </table:table-cell>
          <table:table-cell office:value-type="float" office:value="0.0247885" calcext:value-type="float">
            <text:p>0.0247885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0.0270518" calcext:value-type="float">
            <text:p>0.0270518</text:p>
          </table:table-cell>
          <table:table-cell office:value-type="float" office:value="0.0355324" calcext:value-type="float">
            <text:p>0.0355324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0478607" calcext:value-type="float">
            <text:p>0.0478607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0.0555762" calcext:value-type="float">
            <text:p>0.0555762</text:p>
          </table:table-cell>
          <table:table-cell office:value-type="float" office:value="0.0627771" calcext:value-type="float">
            <text:p>0.0627771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0773047" calcext:value-type="float">
            <text:p>0.0773047</text:p>
          </table:table-cell>
          <table:table-cell office:value-type="float" office:value="0.081707" calcext:value-type="float">
            <text:p>0.081707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0.106331" calcext:value-type="float">
            <text:p>0.106331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.140858" calcext:value-type="float">
            <text:p>0.140858</text:p>
          </table:table-cell>
          <table:table-cell office:value-type="float" office:value="0.138361" calcext:value-type="float">
            <text:p>0.138361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18452" calcext:value-type="float">
            <text:p>0.18452</text:p>
          </table:table-cell>
          <table:table-cell office:value-type="float" office:value="0.179281" calcext:value-type="float">
            <text:p>0.179281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230101" calcext:value-type="float">
            <text:p>0.230101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0.291142" calcext:value-type="float">
            <text:p>0.29114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361883" calcext:value-type="float">
            <text:p>0.361883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444858" calcext:value-type="float">
            <text:p>0.444858</text:p>
          </table:table-cell>
          <table:table-cell office:value-type="float" office:value="0.440897" calcext:value-type="float">
            <text:p>0.440897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527292" calcext:value-type="float">
            <text:p>0.527292</text:p>
          </table:table-cell>
          <table:table-cell office:value-type="float" office:value="0.525874" calcext:value-type="float">
            <text:p>0.525874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613735" calcext:value-type="float">
            <text:p>0.613735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697676" calcext:value-type="float">
            <text:p>0.697676</text:p>
          </table:table-cell>
          <table:table-cell office:value-type="float" office:value="0.700832" calcext:value-type="float">
            <text:p>0.700832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78801" calcext:value-type="float">
            <text:p>0.778801</text:p>
          </table:table-cell>
          <table:table-cell office:value-type="float" office:value="0.783199" calcext:value-type="float">
            <text:p>0.783199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852144" calcext:value-type="float">
            <text:p>0.852144</text:p>
          </table:table-cell>
          <table:table-cell office:value-type="float" office:value="0.856851" calcext:value-type="float">
            <text:p>0.856851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913931" calcext:value-type="float">
            <text:p>0.913931</text:p>
          </table:table-cell>
          <table:table-cell office:value-type="float" office:value="0.918083" calcext:value-type="float">
            <text:p>0.918083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960789" calcext:value-type="float">
            <text:p>0.960789</text:p>
          </table:table-cell>
          <table:table-cell office:value-type="float" office:value="0.963751" calcext:value-type="float">
            <text:p>0.963751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991514" calcext:value-type="float">
            <text:p>0.991514</text:p>
          </table:table-cell>
        </table:table-row>
        <table:table-row table:style-name="ro1">
          <table:table-cell office:value-type="float" office:value="-1.02696E-015" calcext:value-type="float">
            <text:p>-1.02696E-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988899" calcext:value-type="float">
            <text:p>0.9888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60789" calcext:value-type="float">
            <text:p>0.960789</text:p>
          </table:table-cell>
          <table:table-cell office:value-type="float" office:value="0.958969" calcext:value-type="float">
            <text:p>0.95896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13931" calcext:value-type="float">
            <text:p>0.913931</text:p>
          </table:table-cell>
          <table:table-cell office:value-type="float" office:value="0.911955" calcext:value-type="float">
            <text:p>0.91195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2144" calcext:value-type="float">
            <text:p>0.852144</text:p>
          </table:table-cell>
          <table:table-cell office:value-type="float" office:value="0.850438" calcext:value-type="float">
            <text:p>0.85043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78801" calcext:value-type="float">
            <text:p>0.778801</text:p>
          </table:table-cell>
          <table:table-cell office:value-type="float" office:value="0.77762" calcext:value-type="float">
            <text:p>0.7776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97676" calcext:value-type="float">
            <text:p>0.697676</text:p>
          </table:table-cell>
          <table:table-cell office:value-type="float" office:value="0.697075" calcext:value-type="float">
            <text:p>0.69707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612488" calcext:value-type="float">
            <text:p>0.61248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27292" calcext:value-type="float">
            <text:p>0.527292</text:p>
          </table:table-cell>
          <table:table-cell office:value-type="float" office:value="0.527393" calcext:value-type="float">
            <text:p>0.52739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4858" calcext:value-type="float">
            <text:p>0.444858</text:p>
          </table:table-cell>
          <table:table-cell office:value-type="float" office:value="0.444956" calcext:value-type="float">
            <text:p>0.444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7879" calcext:value-type="float">
            <text:p>0.367879</text:p>
          </table:table-cell>
          <table:table-cell office:value-type="float" office:value="0.367796" calcext:value-type="float">
            <text:p>0.36779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0.297871" calcext:value-type="float">
            <text:p>0.29787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36928" calcext:value-type="float">
            <text:p>0.236928</text:p>
          </table:table-cell>
          <table:table-cell office:value-type="float" office:value="0.236428" calcext:value-type="float">
            <text:p>0.23642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8452" calcext:value-type="float">
            <text:p>0.18452</text:p>
          </table:table-cell>
          <table:table-cell office:value-type="float" office:value="0.184018" calcext:value-type="float">
            <text:p>0.18401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40858" calcext:value-type="float">
            <text:p>0.140858</text:p>
          </table:table-cell>
          <table:table-cell office:value-type="float" office:value="0.140573" calcext:value-type="float">
            <text:p>0.14057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0.10552" calcext:value-type="float">
            <text:p>0.1055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773047" calcext:value-type="float">
            <text:p>0.0773047</text:p>
          </table:table-cell>
          <table:table-cell office:value-type="float" office:value="0.0779278" calcext:value-type="float">
            <text:p>0.077927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555762" calcext:value-type="float">
            <text:p>0.0555762</text:p>
          </table:table-cell>
          <table:table-cell office:value-type="float" office:value="0.0566645" calcext:value-type="float">
            <text:p>0.056664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0405419" calcext:value-type="float">
            <text:p>0.040541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270518" calcext:value-type="float">
            <text:p>0.0270518</text:p>
          </table:table-cell>
          <table:table-cell office:value-type="float" office:value="0.0284409" calcext:value-type="float">
            <text:p>0.0284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83156" calcext:value-type="float">
            <text:p>0.0183156</text:p>
          </table:table-cell>
          <table:table-cell office:value-type="float" office:value="0.0193992" calcext:value-type="float">
            <text:p>0.019399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121552" calcext:value-type="float">
            <text:p>0.0121552</text:p>
          </table:table-cell>
          <table:table-cell office:value-type="float" office:value="0.0126591" calcext:value-type="float">
            <text:p>0.012659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790705" calcext:value-type="float">
            <text:p>0.00790705</text:p>
          </table:table-cell>
          <table:table-cell office:value-type="float" office:value="0.00767469" calcext:value-type="float">
            <text:p>0.0076746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0504176" calcext:value-type="float">
            <text:p>0.00504176</text:p>
          </table:table-cell>
          <table:table-cell office:value-type="float" office:value="0.00408371" calcext:value-type="float">
            <text:p>0.0040837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0315111" calcext:value-type="float">
            <text:p>0.00315111</text:p>
          </table:table-cell>
          <table:table-cell office:value-type="float" office:value="0.00165542" calcext:value-type="float">
            <text:p>0.0016554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193045" calcext:value-type="float">
            <text:p>0.00193045</text:p>
          </table:table-cell>
          <table:table-cell office:value-type="float" office:value="0.000227845" calcext:value-type="float">
            <text:p>0.00022784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115923" calcext:value-type="float">
            <text:p>0.00115923</text:p>
          </table:table-cell>
          <table:table-cell office:value-type="float" office:value="-0.000351136" calcext:value-type="float">
            <text:p>-0.00035113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0682328" calcext:value-type="float">
            <text:p>0.000682328</text:p>
          </table:table-cell>
          <table:table-cell office:value-type="float" office:value="-0.000265971" calcext:value-type="float">
            <text:p>-0.00026597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0393669" calcext:value-type="float">
            <text:p>0.000393669</text:p>
          </table:table-cell>
          <table:table-cell office:value-type="float" office:value="0.000249932" calcext:value-type="float">
            <text:p>0.00024993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0022263" calcext:value-type="float">
            <text:p>0.00022263</text:p>
          </table:table-cell>
          <table:table-cell office:value-type="float" office:value="0.000926233" calcext:value-type="float">
            <text:p>0.000926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2341" calcext:value-type="float">
            <text:p>0.00012341</text:p>
          </table:table-cell>
          <table:table-cell office:value-type="float" office:value="0.00149266" calcext:value-type="float">
            <text:p>0.0014926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00670548" calcext:value-type="float">
            <text:p>0.0000670548</text:p>
          </table:table-cell>
          <table:table-cell office:value-type="float" office:value="0.00173081" calcext:value-type="float">
            <text:p>0.0017308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0357128" calcext:value-type="float">
            <text:p>0.0000357128</text:p>
          </table:table-cell>
          <table:table-cell office:value-type="float" office:value="0.00152574" calcext:value-type="float">
            <text:p>0.0015257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000186437" calcext:value-type="float">
            <text:p>0.0000186437</text:p>
          </table:table-cell>
          <table:table-cell office:value-type="float" office:value="0.00090033" calcext:value-type="float">
            <text:p>0.0009003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0000954016" calcext:value-type="float">
            <text:p>0.00000954016</text:p>
          </table:table-cell>
          <table:table-cell office:value-type="float" office:value="0.0000175031" calcext:value-type="float">
            <text:p>0.000017503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478512" calcext:value-type="float">
            <text:p>0.00000478512</text:p>
          </table:table-cell>
          <table:table-cell office:value-type="float" office:value="-0.000857887" calcext:value-type="float">
            <text:p>-0.00085788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0000235258" calcext:value-type="float">
            <text:p>0.00000235258</text:p>
          </table:table-cell>
          <table:table-cell office:value-type="float" office:value="-0.00143531" calcext:value-type="float">
            <text:p>-0.0014353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0000113373" calcext:value-type="float">
            <text:p>0.00000113373</text:p>
          </table:table-cell>
          <table:table-cell office:value-type="float" office:value="-0.00149742" calcext:value-type="float">
            <text:p>-0.00149742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00000535535" calcext:value-type="float">
            <text:p>0.000000535535</text:p>
          </table:table-cell>
          <table:table-cell office:value-type="float" office:value="-0.000993409" calcext:value-type="float">
            <text:p>-0.00099340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0000024796" calcext:value-type="float">
            <text:p>0.00000024796</text:p>
          </table:table-cell>
          <table:table-cell office:value-type="float" office:value="-0.0000908412" calcext:value-type="float">
            <text:p>-0.00009084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12535" calcext:value-type="float">
            <text:p>0.000000112535</text:p>
          </table:table-cell>
          <table:table-cell office:value-type="float" office:value="0.000848597" calcext:value-type="float">
            <text:p>0.00084859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0000000500622" calcext:value-type="float">
            <text:p>0.0000000500622</text:p>
          </table:table-cell>
          <table:table-cell office:value-type="float" office:value="0.00138766" calcext:value-type="float">
            <text:p>0.0013876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0000000218296" calcext:value-type="float">
            <text:p>0.0000000218296</text:p>
          </table:table-cell>
          <table:table-cell office:value-type="float" office:value="0.00121133" calcext:value-type="float">
            <text:p>0.001211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0000000933029" calcext:value-type="float">
            <text:p>0.00000000933029</text:p>
          </table:table-cell>
          <table:table-cell office:value-type="float" office:value="0.000339721" calcext:value-type="float">
            <text:p>0.00033972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0000000390894" calcext:value-type="float">
            <text:p>0.00000000390894</text:p>
          </table:table-cell>
          <table:table-cell office:value-type="float" office:value="-0.000760657" calcext:value-type="float">
            <text:p>-0.00076065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0000160523" calcext:value-type="float">
            <text:p>0.00000000160523</text:p>
          </table:table-cell>
          <table:table-cell office:value-type="float" office:value="-0.00131496" calcext:value-type="float">
            <text:p>-0.0013149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000000000646143" calcext:value-type="float">
            <text:p>6.46143E-10</text:p>
          </table:table-cell>
          <table:table-cell office:value-type="float" office:value="-0.000731536" calcext:value-type="float">
            <text:p>-0.00073153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000000000254938" calcext:value-type="float">
            <text:p>2.54938E-10</text:p>
          </table:table-cell>
          <table:table-cell office:value-type="float" office:value="0.000652383" calcext:value-type="float">
            <text:p>0.00065238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0000000000985951" calcext:value-type="float">
            <text:p>9.85951E-11</text:p>
          </table:table-cell>
          <table:table-cell office:value-type="float" office:value="0.00117365" calcext:value-type="float">
            <text:p>0.0011736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0000000000373757" calcext:value-type="float">
            <text:p>3.73757E-11</text:p>
          </table:table-cell>
          <table:table-cell office:value-type="float" office:value="-0.000587017" calcext:value-type="float">
            <text:p>-0.000587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000138879" calcext:value-type="float">
            <text:p>1.38879E-11</text:p>
          </table:table-cell>
          <table:table-cell office:value-type="float" office:value="0.0011877" calcext:value-type="float">
            <text:p>0.0011877</text:p>
          </table:table-cell>
        </table:table-row>
        <table:table-row table:style-name="ro1">
          <table:table-cell office:value-type="string" calcext:value-type="string">
            <text:p>NEXT 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2T10:36:23.421894743</dc:date>
    <meta:editing-duration>PT1M47S</meta:editing-duration>
    <meta:editing-cycles>1</meta:editing-cycles>
    <meta:document-statistic meta:table-count="1" meta:cell-count="1219" meta:object-count="4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75cm" svg:height="10.818cm" xlink:href=".." xlink:type="simple" chart:class="chart:scatter" chart:style-name="ch1">
        <chart:title svg:x="9.035cm" svg:y="0.352cm" chart:style-name="ch2">
          <text:p>n = 5</text:p>
        </chart:title>
        <chart:legend chart:legend-position="end" svg:x="15.708cm" svg:y="4.855cm" style:legend-expansion="high" chart:style-name="ch3"/>
        <chart:plot-area chart:style-name="ch4" table:cell-range-address="interpolationCzebyszew_f1.A1:interpolationCzebyszew_f1.C102" chart:data-source-has-labels="row" svg:x="0.385cm" svg:y="1.373cm" svg:width="14.938cm" svg:height="9.229cm">
          <chart:coordinate-region svg:x="0.544cm" svg:y="1.576cm" svg:width="14.682cm" svg:height="8.8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erpolationCzebyszew_f1.B2:interpolationCzebyszew_f1.B102" chart:label-cell-address="interpolationCzebyszew_f1.B1:interpolationCzebyszew_f1.B1" chart:class="chart:scatter">
            <chart:domain table:cell-range-address="interpolationCzebyszew_f1.A2:interpolationCzebyszew_f1.A102"/>
            <chart:data-point chart:repeated="101"/>
          </chart:series>
          <chart:series chart:style-name="ch9" chart:values-cell-range-address="interpolationCzebyszew_f1.C2:interpolationCzebyszew_f1.C102" chart:label-cell-address="interpolationCzebyszew_f1.C1:interpolationCzebyszew_f1.C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_actual</text:p>
                <draw:g>
                  <svg:desc>interpolationCzebyszew_f1.B1:interpolationCzebyszew_f1.B1</svg:desc>
                </draw:g>
              </table:table-cell>
              <table:table-cell office:value-type="string">
                <text:p>y_interpolated</text:p>
                <draw:g>
                  <svg:desc>interpolationCzebyszew_f1.C1:interpolationCzebyszew_f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interpolationCzebyszew_f1.A2:interpolationCzebyszew_f1.A102</svg:desc>
                </draw:g>
              </table:table-cell>
              <table:table-cell office:value-type="float" office:value="0.0000000000138879">
                <text:p>0.0000000000138879</text:p>
                <draw:g>
                  <svg:desc>interpolationCzebyszew_f1.B2:interpolationCzebyszew_f1.B102</svg:desc>
                </draw:g>
              </table:table-cell>
              <table:table-cell office:value-type="float" office:value="0.0167338">
                <text:p>0.0167338</text:p>
                <draw:g>
                  <svg:desc>interpolationCzebyszew_f1.C2:interpolationCzebyszew_f1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000000000373757">
                <text:p>0.0000000000373757</text:p>
              </table:table-cell>
              <table:table-cell office:value-type="float" office:value="0.00629962">
                <text:p>0.00629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000000000985951">
                <text:p>0.0000000000985951</text:p>
              </table:table-cell>
              <table:table-cell office:value-type="float" office:value="-0.00240391">
                <text:p>-0.00240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00000000254938">
                <text:p>0.000000000254938</text:p>
              </table:table-cell>
              <table:table-cell office:value-type="float" office:value="-0.00946987">
                <text:p>-0.00946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00000000646143">
                <text:p>0.000000000646143</text:p>
              </table:table-cell>
              <table:table-cell office:value-type="float" office:value="-0.0149894">
                <text:p>-0.0149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0000000160523">
                <text:p>0.00000000160523</text:p>
              </table:table-cell>
              <table:table-cell office:value-type="float" office:value="-0.0190517">
                <text:p>-0.0190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0000000390894">
                <text:p>0.00000000390894</text:p>
              </table:table-cell>
              <table:table-cell office:value-type="float" office:value="-0.0217441">
                <text:p>-0.0217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0000000933029">
                <text:p>0.00000000933029</text:p>
              </table:table-cell>
              <table:table-cell office:value-type="float" office:value="-0.0231519">
                <text:p>-0.0231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000000218296">
                <text:p>0.0000000218296</text:p>
              </table:table-cell>
              <table:table-cell office:value-type="float" office:value="-0.0233586">
                <text:p>-0.0233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000000500622">
                <text:p>0.0000000500622</text:p>
              </table:table-cell>
              <table:table-cell office:value-type="float" office:value="-0.0224458">
                <text:p>-0.0224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00000112535">
                <text:p>0.000000112535</text:p>
              </table:table-cell>
              <table:table-cell office:value-type="float" office:value="-0.0204931">
                <text:p>-0.0204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0000024796">
                <text:p>0.00000024796</text:p>
              </table:table-cell>
              <table:table-cell office:value-type="float" office:value="-0.0175781">
                <text:p>-0.0175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00000535535">
                <text:p>0.000000535535</text:p>
              </table:table-cell>
              <table:table-cell office:value-type="float" office:value="-0.0137767">
                <text:p>-0.01377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0000113373">
                <text:p>0.00000113373</text:p>
              </table:table-cell>
              <table:table-cell office:value-type="float" office:value="-0.00916267">
                <text:p>-0.00916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0000235258">
                <text:p>0.00000235258</text:p>
              </table:table-cell>
              <table:table-cell office:value-type="float" office:value="-0.00380802">
                <text:p>-0.00380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00000478512">
                <text:p>0.00000478512</text:p>
              </table:table-cell>
              <table:table-cell office:value-type="float" office:value="0.00221722">
                <text:p>0.002217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00000954016">
                <text:p>0.00000954016</text:p>
              </table:table-cell>
              <table:table-cell office:value-type="float" office:value="0.00884497">
                <text:p>0.00884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0000186437">
                <text:p>0.0000186437</text:p>
              </table:table-cell>
              <table:table-cell office:value-type="float" office:value="0.016009">
                <text:p>0.0160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0000357128">
                <text:p>0.0000357128</text:p>
              </table:table-cell>
              <table:table-cell office:value-type="float" office:value="0.0236451">
                <text:p>0.0236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0000670548">
                <text:p>0.0000670548</text:p>
              </table:table-cell>
              <table:table-cell office:value-type="float" office:value="0.0316909">
                <text:p>0.0316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00012341">
                <text:p>0.00012341</text:p>
              </table:table-cell>
              <table:table-cell office:value-type="float" office:value="0.0400859">
                <text:p>0.0400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00022263">
                <text:p>0.00022263</text:p>
              </table:table-cell>
              <table:table-cell office:value-type="float" office:value="0.0487717">
                <text:p>0.0487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000393669">
                <text:p>0.000393669</text:p>
              </table:table-cell>
              <table:table-cell office:value-type="float" office:value="0.0576916">
                <text:p>0.05769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000682328">
                <text:p>0.000682328</text:p>
              </table:table-cell>
              <table:table-cell office:value-type="float" office:value="0.0667909">
                <text:p>0.0667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00115923">
                <text:p>0.00115923</text:p>
              </table:table-cell>
              <table:table-cell office:value-type="float" office:value="0.0760169">
                <text:p>0.0760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00193045">
                <text:p>0.00193045</text:p>
              </table:table-cell>
              <table:table-cell office:value-type="float" office:value="0.0853188">
                <text:p>0.08531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0315111">
                <text:p>0.00315111</text:p>
              </table:table-cell>
              <table:table-cell office:value-type="float" office:value="0.0946476">
                <text:p>0.0946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00504176">
                <text:p>0.00504176</text:p>
              </table:table-cell>
              <table:table-cell office:value-type="float" office:value="0.103956">
                <text:p>0.1039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00790705">
                <text:p>0.00790705</text:p>
              </table:table-cell>
              <table:table-cell office:value-type="float" office:value="0.1132">
                <text:p>0.1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0121552">
                <text:p>0.0121552</text:p>
              </table:table-cell>
              <table:table-cell office:value-type="float" office:value="0.122335">
                <text:p>0.1223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0183156">
                <text:p>0.0183156</text:p>
              </table:table-cell>
              <table:table-cell office:value-type="float" office:value="0.131321">
                <text:p>0.131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0270518">
                <text:p>0.0270518</text:p>
              </table:table-cell>
              <table:table-cell office:value-type="float" office:value="0.140118">
                <text:p>0.140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0391639">
                <text:p>0.0391639</text:p>
              </table:table-cell>
              <table:table-cell office:value-type="float" office:value="0.148688">
                <text:p>0.1486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0555762">
                <text:p>0.0555762</text:p>
              </table:table-cell>
              <table:table-cell office:value-type="float" office:value="0.156997">
                <text:p>0.156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0773047">
                <text:p>0.0773047</text:p>
              </table:table-cell>
              <table:table-cell office:value-type="float" office:value="0.16501">
                <text:p>0.16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105399">
                <text:p>0.105399</text:p>
              </table:table-cell>
              <table:table-cell office:value-type="float" office:value="0.172696">
                <text:p>0.1726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140858">
                <text:p>0.140858</text:p>
              </table:table-cell>
              <table:table-cell office:value-type="float" office:value="0.180025">
                <text:p>0.180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18452">
                <text:p>0.18452</text:p>
              </table:table-cell>
              <table:table-cell office:value-type="float" office:value="0.18697">
                <text:p>0.186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236928">
                <text:p>0.236928</text:p>
              </table:table-cell>
              <table:table-cell office:value-type="float" office:value="0.193504">
                <text:p>0.1935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298197">
                <text:p>0.298197</text:p>
              </table:table-cell>
              <table:table-cell office:value-type="float" office:value="0.199604">
                <text:p>0.1996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367879">
                <text:p>0.367879</text:p>
              </table:table-cell>
              <table:table-cell office:value-type="float" office:value="0.205247">
                <text:p>0.2052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0.444858">
                <text:p>0.444858</text:p>
              </table:table-cell>
              <table:table-cell office:value-type="float" office:value="0.210414">
                <text:p>0.2104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0.527292">
                <text:p>0.527292</text:p>
              </table:table-cell>
              <table:table-cell office:value-type="float" office:value="0.215086">
                <text:p>0.2150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612626">
                <text:p>0.612626</text:p>
              </table:table-cell>
              <table:table-cell office:value-type="float" office:value="0.219246">
                <text:p>0.2192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697676">
                <text:p>0.697676</text:p>
              </table:table-cell>
              <table:table-cell office:value-type="float" office:value="0.222881">
                <text:p>0.2228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778801">
                <text:p>0.778801</text:p>
              </table:table-cell>
              <table:table-cell office:value-type="float" office:value="0.225977">
                <text:p>0.2259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852144">
                <text:p>0.852144</text:p>
              </table:table-cell>
              <table:table-cell office:value-type="float" office:value="0.228525">
                <text:p>0.228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913931">
                <text:p>0.913931</text:p>
              </table:table-cell>
              <table:table-cell office:value-type="float" office:value="0.230516">
                <text:p>0.2305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0.960789">
                <text:p>0.960789</text:p>
              </table:table-cell>
              <table:table-cell office:value-type="float" office:value="0.231943">
                <text:p>0.2319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0.99005">
                <text:p>0.99005</text:p>
              </table:table-cell>
              <table:table-cell office:value-type="float" office:value="0.232801">
                <text:p>0.2328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696E-015">
                <text:p>-1.02696E-015</text:p>
              </table:table-cell>
              <table:table-cell office:value-type="float" office:value="1">
                <text:p>1</text:p>
              </table:table-cell>
              <table:table-cell office:value-type="float" office:value="0.233087">
                <text:p>0.2330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99005">
                <text:p>0.99005</text:p>
              </table:table-cell>
              <table:table-cell office:value-type="float" office:value="0.232801">
                <text:p>0.2328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960789">
                <text:p>0.960789</text:p>
              </table:table-cell>
              <table:table-cell office:value-type="float" office:value="0.231943">
                <text:p>0.231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913931">
                <text:p>0.913931</text:p>
              </table:table-cell>
              <table:table-cell office:value-type="float" office:value="0.230516">
                <text:p>0.2305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852144">
                <text:p>0.852144</text:p>
              </table:table-cell>
              <table:table-cell office:value-type="float" office:value="0.228525">
                <text:p>0.2285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778801">
                <text:p>0.778801</text:p>
              </table:table-cell>
              <table:table-cell office:value-type="float" office:value="0.225977">
                <text:p>0.2259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97676">
                <text:p>0.697676</text:p>
              </table:table-cell>
              <table:table-cell office:value-type="float" office:value="0.222881">
                <text:p>0.2228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612626">
                <text:p>0.612626</text:p>
              </table:table-cell>
              <table:table-cell office:value-type="float" office:value="0.219246">
                <text:p>0.2192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0.527292">
                <text:p>0.527292</text:p>
              </table:table-cell>
              <table:table-cell office:value-type="float" office:value="0.215086">
                <text:p>0.2150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444858">
                <text:p>0.444858</text:p>
              </table:table-cell>
              <table:table-cell office:value-type="float" office:value="0.210414">
                <text:p>0.2104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367879">
                <text:p>0.367879</text:p>
              </table:table-cell>
              <table:table-cell office:value-type="float" office:value="0.205247">
                <text:p>0.2052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298197">
                <text:p>0.298197</text:p>
              </table:table-cell>
              <table:table-cell office:value-type="float" office:value="0.199604">
                <text:p>0.1996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236928">
                <text:p>0.236928</text:p>
              </table:table-cell>
              <table:table-cell office:value-type="float" office:value="0.193504">
                <text:p>0.193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18452">
                <text:p>0.18452</text:p>
              </table:table-cell>
              <table:table-cell office:value-type="float" office:value="0.18697">
                <text:p>0.186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140858">
                <text:p>0.140858</text:p>
              </table:table-cell>
              <table:table-cell office:value-type="float" office:value="0.180025">
                <text:p>0.1800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105399">
                <text:p>0.105399</text:p>
              </table:table-cell>
              <table:table-cell office:value-type="float" office:value="0.172696">
                <text:p>0.172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0773047">
                <text:p>0.0773047</text:p>
              </table:table-cell>
              <table:table-cell office:value-type="float" office:value="0.16501">
                <text:p>0.165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0555762">
                <text:p>0.0555762</text:p>
              </table:table-cell>
              <table:table-cell office:value-type="float" office:value="0.156997">
                <text:p>0.156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0391639">
                <text:p>0.0391639</text:p>
              </table:table-cell>
              <table:table-cell office:value-type="float" office:value="0.148688">
                <text:p>0.148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0270518">
                <text:p>0.0270518</text:p>
              </table:table-cell>
              <table:table-cell office:value-type="float" office:value="0.140118">
                <text:p>0.1401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0183156">
                <text:p>0.0183156</text:p>
              </table:table-cell>
              <table:table-cell office:value-type="float" office:value="0.131321">
                <text:p>0.1313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0121552">
                <text:p>0.0121552</text:p>
              </table:table-cell>
              <table:table-cell office:value-type="float" office:value="0.122335">
                <text:p>0.1223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00790705">
                <text:p>0.00790705</text:p>
              </table:table-cell>
              <table:table-cell office:value-type="float" office:value="0.1132">
                <text:p>0.11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00504176">
                <text:p>0.00504176</text:p>
              </table:table-cell>
              <table:table-cell office:value-type="float" office:value="0.103956">
                <text:p>0.103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00315111">
                <text:p>0.00315111</text:p>
              </table:table-cell>
              <table:table-cell office:value-type="float" office:value="0.0946476">
                <text:p>0.09464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00193045">
                <text:p>0.00193045</text:p>
              </table:table-cell>
              <table:table-cell office:value-type="float" office:value="0.0853188">
                <text:p>0.08531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00115923">
                <text:p>0.00115923</text:p>
              </table:table-cell>
              <table:table-cell office:value-type="float" office:value="0.0760169">
                <text:p>0.07601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000682328">
                <text:p>0.000682328</text:p>
              </table:table-cell>
              <table:table-cell office:value-type="float" office:value="0.0667909">
                <text:p>0.06679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000393669">
                <text:p>0.000393669</text:p>
              </table:table-cell>
              <table:table-cell office:value-type="float" office:value="0.0576916">
                <text:p>0.05769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00022263">
                <text:p>0.00022263</text:p>
              </table:table-cell>
              <table:table-cell office:value-type="float" office:value="0.0487717">
                <text:p>0.04877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0012341">
                <text:p>0.00012341</text:p>
              </table:table-cell>
              <table:table-cell office:value-type="float" office:value="0.0400859">
                <text:p>0.04008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0000670548">
                <text:p>0.0000670548</text:p>
              </table:table-cell>
              <table:table-cell office:value-type="float" office:value="0.0316909">
                <text:p>0.03169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0000357128">
                <text:p>0.0000357128</text:p>
              </table:table-cell>
              <table:table-cell office:value-type="float" office:value="0.0236451">
                <text:p>0.02364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0000186437">
                <text:p>0.0000186437</text:p>
              </table:table-cell>
              <table:table-cell office:value-type="float" office:value="0.016009">
                <text:p>0.016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00000954016">
                <text:p>0.00000954016</text:p>
              </table:table-cell>
              <table:table-cell office:value-type="float" office:value="0.00884497">
                <text:p>0.008844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00000478512">
                <text:p>0.00000478512</text:p>
              </table:table-cell>
              <table:table-cell office:value-type="float" office:value="0.00221722">
                <text:p>0.002217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00000235258">
                <text:p>0.00000235258</text:p>
              </table:table-cell>
              <table:table-cell office:value-type="float" office:value="-0.00380802">
                <text:p>-0.003808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00000113373">
                <text:p>0.00000113373</text:p>
              </table:table-cell>
              <table:table-cell office:value-type="float" office:value="-0.00916267">
                <text:p>-0.009162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000000535535">
                <text:p>0.000000535535</text:p>
              </table:table-cell>
              <table:table-cell office:value-type="float" office:value="-0.0137767">
                <text:p>-0.01377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00000024796">
                <text:p>0.00000024796</text:p>
              </table:table-cell>
              <table:table-cell office:value-type="float" office:value="-0.0175781">
                <text:p>-0.01757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000000112535">
                <text:p>0.000000112535</text:p>
              </table:table-cell>
              <table:table-cell office:value-type="float" office:value="-0.0204931">
                <text:p>-0.02049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0000000500622">
                <text:p>0.0000000500622</text:p>
              </table:table-cell>
              <table:table-cell office:value-type="float" office:value="-0.0224458">
                <text:p>-0.02244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0000000218296">
                <text:p>0.0000000218296</text:p>
              </table:table-cell>
              <table:table-cell office:value-type="float" office:value="-0.0233586">
                <text:p>-0.02335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00000000933029">
                <text:p>0.00000000933029</text:p>
              </table:table-cell>
              <table:table-cell office:value-type="float" office:value="-0.0231519">
                <text:p>-0.02315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0000000390894">
                <text:p>0.00000000390894</text:p>
              </table:table-cell>
              <table:table-cell office:value-type="float" office:value="-0.0217441">
                <text:p>-0.02174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00000000160523">
                <text:p>0.00000000160523</text:p>
              </table:table-cell>
              <table:table-cell office:value-type="float" office:value="-0.0190517">
                <text:p>-0.01905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000000000646143">
                <text:p>0.000000000646143</text:p>
              </table:table-cell>
              <table:table-cell office:value-type="float" office:value="-0.0149894">
                <text:p>-0.01498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00000000254938">
                <text:p>0.000000000254938</text:p>
              </table:table-cell>
              <table:table-cell office:value-type="float" office:value="-0.00946987">
                <text:p>-0.009469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000000000985951">
                <text:p>0.0000000000985951</text:p>
              </table:table-cell>
              <table:table-cell office:value-type="float" office:value="-0.00240391">
                <text:p>-0.002403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000000000373757">
                <text:p>0.0000000000373757</text:p>
              </table:table-cell>
              <table:table-cell office:value-type="float" office:value="0.00629962">
                <text:p>0.006299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000000000138879">
                <text:p>0.0000000000138879</text:p>
              </table:table-cell>
              <table:table-cell office:value-type="float" office:value="0.0167338">
                <text:p>0.0167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48cm" svg:height="11.032cm" xlink:href=".." xlink:type="simple" chart:class="chart:scatter" chart:style-name="ch1">
        <chart:title svg:x="8.695cm" svg:y="0.356cm" chart:style-name="ch2">
          <text:p>n = 10</text:p>
        </chart:title>
        <chart:legend chart:legend-position="end" svg:x="15.281cm" svg:y="4.962cm" style:legend-expansion="high" chart:style-name="ch3"/>
        <chart:plot-area chart:style-name="ch4" table:cell-range-address="interpolationCzebyszew_f1.A1:interpolationCzebyszew_f1.C1 interpolationCzebyszew_f1.A104:interpolationCzebyszew_f1.C204" chart:data-source-has-labels="row" svg:x="0.376cm" svg:y="1.381cm" svg:width="14.529cm" svg:height="9.431cm">
          <chart:coordinate-region svg:x="0.535cm" svg:y="1.583cm" svg:width="14.273cm" svg:height="9.02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erpolationCzebyszew_f1.B104:interpolationCzebyszew_f1.B204" chart:label-cell-address="interpolationCzebyszew_f1.B1:interpolationCzebyszew_f1.B1" chart:class="chart:scatter">
            <chart:domain table:cell-range-address="interpolationCzebyszew_f1.A104:interpolationCzebyszew_f1.A204"/>
            <chart:data-point chart:repeated="101"/>
          </chart:series>
          <chart:series chart:style-name="ch9" chart:values-cell-range-address="interpolationCzebyszew_f1.C104:interpolationCzebyszew_f1.C204" chart:label-cell-address="interpolationCzebyszew_f1.C1:interpolationCzebyszew_f1.C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_actual</text:p>
                <draw:g>
                  <svg:desc>interpolationCzebyszew_f1.B1:interpolationCzebyszew_f1.B1</svg:desc>
                </draw:g>
              </table:table-cell>
              <table:table-cell office:value-type="string">
                <text:p>y_interpolated</text:p>
                <draw:g>
                  <svg:desc>interpolationCzebyszew_f1.C1:interpolationCzebyszew_f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interpolationCzebyszew_f1.A104:interpolationCzebyszew_f1.A204</svg:desc>
                </draw:g>
              </table:table-cell>
              <table:table-cell office:value-type="float" office:value="0.0000000000138879">
                <text:p>0.0000000000138879</text:p>
                <draw:g>
                  <svg:desc>interpolationCzebyszew_f1.B104:interpolationCzebyszew_f1.B204</svg:desc>
                </draw:g>
              </table:table-cell>
              <table:table-cell office:value-type="float" office:value="6.52032">
                <text:p>6.52032</text:p>
                <draw:g>
                  <svg:desc>interpolationCzebyszew_f1.C104:interpolationCzebyszew_f1.C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000000000373757">
                <text:p>0.0000000000373757</text:p>
              </table:table-cell>
              <table:table-cell office:value-type="float" office:value="4.07586">
                <text:p>4.07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000000000985951">
                <text:p>0.0000000000985951</text:p>
              </table:table-cell>
              <table:table-cell office:value-type="float" office:value="2.31474">
                <text:p>2.31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00000000254938">
                <text:p>0.000000000254938</text:p>
              </table:table-cell>
              <table:table-cell office:value-type="float" office:value="1.09231">
                <text:p>1.0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00000000646143">
                <text:p>0.000000000646143</text:p>
              </table:table-cell>
              <table:table-cell office:value-type="float" office:value="0.287198">
                <text:p>0.287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0000000160523">
                <text:p>0.00000000160523</text:p>
              </table:table-cell>
              <table:table-cell office:value-type="float" office:value="-0.201483">
                <text:p>-0.201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0000000390894">
                <text:p>0.00000000390894</text:p>
              </table:table-cell>
              <table:table-cell office:value-type="float" office:value="-0.456747">
                <text:p>-0.456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0000000933029">
                <text:p>0.00000000933029</text:p>
              </table:table-cell>
              <table:table-cell office:value-type="float" office:value="-0.546067">
                <text:p>-0.546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000000218296">
                <text:p>0.0000000218296</text:p>
              </table:table-cell>
              <table:table-cell office:value-type="float" office:value="-0.523487">
                <text:p>-0.523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000000500622">
                <text:p>0.0000000500622</text:p>
              </table:table-cell>
              <table:table-cell office:value-type="float" office:value="-0.43154">
                <text:p>-0.43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00000112535">
                <text:p>0.000000112535</text:p>
              </table:table-cell>
              <table:table-cell office:value-type="float" office:value="-0.302958">
                <text:p>-0.302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0000024796">
                <text:p>0.00000024796</text:p>
              </table:table-cell>
              <table:table-cell office:value-type="float" office:value="-0.162206">
                <text:p>-0.162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00000535535">
                <text:p>0.000000535535</text:p>
              </table:table-cell>
              <table:table-cell office:value-type="float" office:value="-0.0268487">
                <text:p>-0.0268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0000113373">
                <text:p>0.00000113373</text:p>
              </table:table-cell>
              <table:table-cell office:value-type="float" office:value="0.0912351">
                <text:p>0.0912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0000235258">
                <text:p>0.00000235258</text:p>
              </table:table-cell>
              <table:table-cell office:value-type="float" office:value="0.184788">
                <text:p>0.1847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00000478512">
                <text:p>0.00000478512</text:p>
              </table:table-cell>
              <table:table-cell office:value-type="float" office:value="0.250238">
                <text:p>0.250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00000954016">
                <text:p>0.00000954016</text:p>
              </table:table-cell>
              <table:table-cell office:value-type="float" office:value="0.286879">
                <text:p>0.286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0000186437">
                <text:p>0.0000186437</text:p>
              </table:table-cell>
              <table:table-cell office:value-type="float" office:value="0.296173">
                <text:p>0.296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0000357128">
                <text:p>0.0000357128</text:p>
              </table:table-cell>
              <table:table-cell office:value-type="float" office:value="0.281141">
                <text:p>0.281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0000670548">
                <text:p>0.0000670548</text:p>
              </table:table-cell>
              <table:table-cell office:value-type="float" office:value="0.245857">
                <text:p>0.245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00012341">
                <text:p>0.00012341</text:p>
              </table:table-cell>
              <table:table-cell office:value-type="float" office:value="0.195016">
                <text:p>0.195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00022263">
                <text:p>0.00022263</text:p>
              </table:table-cell>
              <table:table-cell office:value-type="float" office:value="0.133585">
                <text:p>0.133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000393669">
                <text:p>0.000393669</text:p>
              </table:table-cell>
              <table:table-cell office:value-type="float" office:value="0.0665173">
                <text:p>0.06651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000682328">
                <text:p>0.000682328</text:p>
              </table:table-cell>
              <table:table-cell office:value-type="float" office:value="-0.00147732">
                <text:p>-0.001477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00115923">
                <text:p>0.00115923</text:p>
              </table:table-cell>
              <table:table-cell office:value-type="float" office:value="-0.0660989">
                <text:p>-0.0660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00193045">
                <text:p>0.00193045</text:p>
              </table:table-cell>
              <table:table-cell office:value-type="float" office:value="-0.123586">
                <text:p>-0.123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0315111">
                <text:p>0.00315111</text:p>
              </table:table-cell>
              <table:table-cell office:value-type="float" office:value="-0.170798">
                <text:p>-0.1707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00504176">
                <text:p>0.00504176</text:p>
              </table:table-cell>
              <table:table-cell office:value-type="float" office:value="-0.205267">
                <text:p>-0.2052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00790705">
                <text:p>0.00790705</text:p>
              </table:table-cell>
              <table:table-cell office:value-type="float" office:value="-0.225214">
                <text:p>-0.225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0121552">
                <text:p>0.0121552</text:p>
              </table:table-cell>
              <table:table-cell office:value-type="float" office:value="-0.229543">
                <text:p>-0.229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0183156">
                <text:p>0.0183156</text:p>
              </table:table-cell>
              <table:table-cell office:value-type="float" office:value="-0.217815">
                <text:p>-0.217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0270518">
                <text:p>0.0270518</text:p>
              </table:table-cell>
              <table:table-cell office:value-type="float" office:value="-0.190201">
                <text:p>-0.190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0391639">
                <text:p>0.0391639</text:p>
              </table:table-cell>
              <table:table-cell office:value-type="float" office:value="-0.147428">
                <text:p>-0.1474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0555762">
                <text:p>0.0555762</text:p>
              </table:table-cell>
              <table:table-cell office:value-type="float" office:value="-0.0907078">
                <text:p>-0.09070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0773047">
                <text:p>0.0773047</text:p>
              </table:table-cell>
              <table:table-cell office:value-type="float" office:value="-0.0216633">
                <text:p>-0.02166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105399">
                <text:p>0.105399</text:p>
              </table:table-cell>
              <table:table-cell office:value-type="float" office:value="0.0577495">
                <text:p>0.0577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140858">
                <text:p>0.140858</text:p>
              </table:table-cell>
              <table:table-cell office:value-type="float" office:value="0.145322">
                <text:p>0.1453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18452">
                <text:p>0.18452</text:p>
              </table:table-cell>
              <table:table-cell office:value-type="float" office:value="0.238676">
                <text:p>0.2386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236928">
                <text:p>0.236928</text:p>
              </table:table-cell>
              <table:table-cell office:value-type="float" office:value="0.335338">
                <text:p>0.335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298197">
                <text:p>0.298197</text:p>
              </table:table-cell>
              <table:table-cell office:value-type="float" office:value="0.432816">
                <text:p>0.4328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367879">
                <text:p>0.367879</text:p>
              </table:table-cell>
              <table:table-cell office:value-type="float" office:value="0.528668">
                <text:p>0.5286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0.444858">
                <text:p>0.444858</text:p>
              </table:table-cell>
              <table:table-cell office:value-type="float" office:value="0.620566">
                <text:p>0.6205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0.527292">
                <text:p>0.527292</text:p>
              </table:table-cell>
              <table:table-cell office:value-type="float" office:value="0.706352">
                <text:p>0.706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612626">
                <text:p>0.612626</text:p>
              </table:table-cell>
              <table:table-cell office:value-type="float" office:value="0.784084">
                <text:p>0.7840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697676">
                <text:p>0.697676</text:p>
              </table:table-cell>
              <table:table-cell office:value-type="float" office:value="0.852081">
                <text:p>0.8520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778801">
                <text:p>0.778801</text:p>
              </table:table-cell>
              <table:table-cell office:value-type="float" office:value="0.908949">
                <text:p>0.9089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852144">
                <text:p>0.852144</text:p>
              </table:table-cell>
              <table:table-cell office:value-type="float" office:value="0.953605">
                <text:p>0.9536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913931">
                <text:p>0.913931</text:p>
              </table:table-cell>
              <table:table-cell office:value-type="float" office:value="0.985297">
                <text:p>0.9852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0.960789">
                <text:p>0.960789</text:p>
              </table:table-cell>
              <table:table-cell office:value-type="float" office:value="1.0036">
                <text:p>1.00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0.99005">
                <text:p>0.99005</text:p>
              </table:table-cell>
              <table:table-cell office:value-type="float" office:value="1.00843">
                <text:p>1.008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696E-015">
                <text:p>-1.02696E-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99005">
                <text:p>0.99005</text:p>
              </table:table-cell>
              <table:table-cell office:value-type="float" office:value="0.978855">
                <text:p>0.9788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960789">
                <text:p>0.960789</text:p>
              </table:table-cell>
              <table:table-cell office:value-type="float" office:value="0.945804">
                <text:p>0.9458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913931">
                <text:p>0.913931</text:p>
              </table:table-cell>
              <table:table-cell office:value-type="float" office:value="0.901909">
                <text:p>0.9019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852144">
                <text:p>0.852144</text:p>
              </table:table-cell>
              <table:table-cell office:value-type="float" office:value="0.848451">
                <text:p>0.8484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778801">
                <text:p>0.778801</text:p>
              </table:table-cell>
              <table:table-cell office:value-type="float" office:value="0.786888">
                <text:p>0.7868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97676">
                <text:p>0.697676</text:p>
              </table:table-cell>
              <table:table-cell office:value-type="float" office:value="0.718816">
                <text:p>0.718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612626">
                <text:p>0.612626</text:p>
              </table:table-cell>
              <table:table-cell office:value-type="float" office:value="0.645929">
                <text:p>0.6459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0.527292">
                <text:p>0.527292</text:p>
              </table:table-cell>
              <table:table-cell office:value-type="float" office:value="0.569966">
                <text:p>0.5699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444858">
                <text:p>0.444858</text:p>
              </table:table-cell>
              <table:table-cell office:value-type="float" office:value="0.492674">
                <text:p>0.4926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367879">
                <text:p>0.367879</text:p>
              </table:table-cell>
              <table:table-cell office:value-type="float" office:value="0.415761">
                <text:p>0.4157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298197">
                <text:p>0.298197</text:p>
              </table:table-cell>
              <table:table-cell office:value-type="float" office:value="0.340853">
                <text:p>0.3408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236928">
                <text:p>0.236928</text:p>
              </table:table-cell>
              <table:table-cell office:value-type="float" office:value="0.269456">
                <text:p>0.2694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18452">
                <text:p>0.18452</text:p>
              </table:table-cell>
              <table:table-cell office:value-type="float" office:value="0.202918">
                <text:p>0.2029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140858">
                <text:p>0.140858</text:p>
              </table:table-cell>
              <table:table-cell office:value-type="float" office:value="0.142399">
                <text:p>0.142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105399">
                <text:p>0.105399</text:p>
              </table:table-cell>
              <table:table-cell office:value-type="float" office:value="0.0888423">
                <text:p>0.08884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0773047">
                <text:p>0.0773047</text:p>
              </table:table-cell>
              <table:table-cell office:value-type="float" office:value="0.0429534">
                <text:p>0.04295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0555762">
                <text:p>0.0555762</text:p>
              </table:table-cell>
              <table:table-cell office:value-type="float" office:value="0.0051872">
                <text:p>0.00518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0391639">
                <text:p>0.0391639</text:p>
              </table:table-cell>
              <table:table-cell office:value-type="float" office:value="-0.0242618">
                <text:p>-0.02426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0270518">
                <text:p>0.0270518</text:p>
              </table:table-cell>
              <table:table-cell office:value-type="float" office:value="-0.0454597">
                <text:p>-0.04545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0183156">
                <text:p>0.0183156</text:p>
              </table:table-cell>
              <table:table-cell office:value-type="float" office:value="-0.0587262">
                <text:p>-0.05872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0121552">
                <text:p>0.0121552</text:p>
              </table:table-cell>
              <table:table-cell office:value-type="float" office:value="-0.0646212">
                <text:p>-0.06462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00790705">
                <text:p>0.00790705</text:p>
              </table:table-cell>
              <table:table-cell office:value-type="float" office:value="-0.0639227">
                <text:p>-0.06392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00504176">
                <text:p>0.00504176</text:p>
              </table:table-cell>
              <table:table-cell office:value-type="float" office:value="-0.0575981">
                <text:p>-0.05759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00315111">
                <text:p>0.00315111</text:p>
              </table:table-cell>
              <table:table-cell office:value-type="float" office:value="-0.0467688">
                <text:p>-0.04676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00193045">
                <text:p>0.00193045</text:p>
              </table:table-cell>
              <table:table-cell office:value-type="float" office:value="-0.0326683">
                <text:p>-0.03266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00115923">
                <text:p>0.00115923</text:p>
              </table:table-cell>
              <table:table-cell office:value-type="float" office:value="-0.0165952">
                <text:p>-0.01659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000682328">
                <text:p>0.000682328</text:p>
              </table:table-cell>
              <table:table-cell office:value-type="float" office:value="0.000137999">
                <text:p>0.000137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000393669">
                <text:p>0.000393669</text:p>
              </table:table-cell>
              <table:table-cell office:value-type="float" office:value="0.0162598">
                <text:p>0.01625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00022263">
                <text:p>0.00022263</text:p>
              </table:table-cell>
              <table:table-cell office:value-type="float" office:value="0.0305952">
                <text:p>0.03059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0012341">
                <text:p>0.00012341</text:p>
              </table:table-cell>
              <table:table-cell office:value-type="float" office:value="0.0421219">
                <text:p>0.0421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0000670548">
                <text:p>0.0000670548</text:p>
              </table:table-cell>
              <table:table-cell office:value-type="float" office:value="0.0500235">
                <text:p>0.05002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0000357128">
                <text:p>0.0000357128</text:p>
              </table:table-cell>
              <table:table-cell office:value-type="float" office:value="0.0537387">
                <text:p>0.05373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0000186437">
                <text:p>0.0000186437</text:p>
              </table:table-cell>
              <table:table-cell office:value-type="float" office:value="0.0530025">
                <text:p>0.05300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00000954016">
                <text:p>0.00000954016</text:p>
              </table:table-cell>
              <table:table-cell office:value-type="float" office:value="0.0478786">
                <text:p>0.04787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00000478512">
                <text:p>0.00000478512</text:p>
              </table:table-cell>
              <table:table-cell office:value-type="float" office:value="0.0387767">
                <text:p>0.03877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00000235258">
                <text:p>0.00000235258</text:p>
              </table:table-cell>
              <table:table-cell office:value-type="float" office:value="0.0264548">
                <text:p>0.02645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00000113373">
                <text:p>0.00000113373</text:p>
              </table:table-cell>
              <table:table-cell office:value-type="float" office:value="0.0119988">
                <text:p>0.01199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000000535535">
                <text:p>0.000000535535</text:p>
              </table:table-cell>
              <table:table-cell office:value-type="float" office:value="-0.00322167">
                <text:p>-0.003221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00000024796">
                <text:p>0.00000024796</text:p>
              </table:table-cell>
              <table:table-cell office:value-type="float" office:value="-0.0176279">
                <text:p>-0.0176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000000112535">
                <text:p>0.000000112535</text:p>
              </table:table-cell>
              <table:table-cell office:value-type="float" office:value="-0.0295414">
                <text:p>-0.02954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0000000500622">
                <text:p>0.0000000500622</text:p>
              </table:table-cell>
              <table:table-cell office:value-type="float" office:value="-0.0373331">
                <text:p>-0.03733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0000000218296">
                <text:p>0.0000000218296</text:p>
              </table:table-cell>
              <table:table-cell office:value-type="float" office:value="-0.0396194">
                <text:p>-0.03961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00000000933029">
                <text:p>0.00000000933029</text:p>
              </table:table-cell>
              <table:table-cell office:value-type="float" office:value="-0.0355096">
                <text:p>-0.03550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0000000390894">
                <text:p>0.00000000390894</text:p>
              </table:table-cell>
              <table:table-cell office:value-type="float" office:value="-0.024913">
                <text:p>-0.0249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00000000160523">
                <text:p>0.00000000160523</text:p>
              </table:table-cell>
              <table:table-cell office:value-type="float" office:value="-0.00891211">
                <text:p>-0.008912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000000000646143">
                <text:p>0.000000000646143</text:p>
              </table:table-cell>
              <table:table-cell office:value-type="float" office:value="0.00979094">
                <text:p>0.009790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00000000254938">
                <text:p>0.000000000254938</text:p>
              </table:table-cell>
              <table:table-cell office:value-type="float" office:value="0.0263455">
                <text:p>0.0263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000000000985951">
                <text:p>0.0000000000985951</text:p>
              </table:table-cell>
              <table:table-cell office:value-type="float" office:value="0.0331335">
                <text:p>0.03313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000000000373757">
                <text:p>0.0000000000373757</text:p>
              </table:table-cell>
              <table:table-cell office:value-type="float" office:value="0.0190514">
                <text:p>0.01905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000000000138879">
                <text:p>0.0000000000138879</text:p>
              </table:table-cell>
              <table:table-cell office:value-type="float" office:value="-0.0313177">
                <text:p>-0.03131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89cm" svg:height="11.032cm" xlink:href=".." xlink:type="simple" chart:class="chart:scatter" chart:style-name="ch1">
        <chart:title svg:x="8.865cm" svg:y="0.356cm" chart:style-name="ch2">
          <text:p>n = 15</text:p>
        </chart:title>
        <chart:legend chart:legend-position="end" svg:x="15.622cm" svg:y="4.962cm" style:legend-expansion="high" chart:style-name="ch3"/>
        <chart:plot-area chart:style-name="ch4" table:cell-range-address="interpolationCzebyszew_f1.A1:interpolationCzebyszew_f1.C1 interpolationCzebyszew_f1.A206:interpolationCzebyszew_f1.C306" chart:data-source-has-labels="row" svg:x="0.383cm" svg:y="1.381cm" svg:width="14.856cm" svg:height="9.431cm">
          <chart:coordinate-region svg:x="0.542cm" svg:y="1.584cm" svg:width="14.6cm" svg:height="9.0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erpolationCzebyszew_f1.B206:interpolationCzebyszew_f1.B306" chart:label-cell-address="interpolationCzebyszew_f1.B1:interpolationCzebyszew_f1.B1" chart:class="chart:scatter">
            <chart:domain table:cell-range-address="interpolationCzebyszew_f1.A206:interpolationCzebyszew_f1.A306"/>
            <chart:data-point chart:repeated="101"/>
          </chart:series>
          <chart:series chart:style-name="ch9" chart:values-cell-range-address="interpolationCzebyszew_f1.C206:interpolationCzebyszew_f1.C306" chart:label-cell-address="interpolationCzebyszew_f1.C1:interpolationCzebyszew_f1.C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_actual</text:p>
                <draw:g>
                  <svg:desc>interpolationCzebyszew_f1.B1:interpolationCzebyszew_f1.B1</svg:desc>
                </draw:g>
              </table:table-cell>
              <table:table-cell office:value-type="string">
                <text:p>y_interpolated</text:p>
                <draw:g>
                  <svg:desc>interpolationCzebyszew_f1.C1:interpolationCzebyszew_f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interpolationCzebyszew_f1.A206:interpolationCzebyszew_f1.A306</svg:desc>
                </draw:g>
              </table:table-cell>
              <table:table-cell office:value-type="float" office:value="0.0000000000138879">
                <text:p>0.0000000000138879</text:p>
                <draw:g>
                  <svg:desc>interpolationCzebyszew_f1.B206:interpolationCzebyszew_f1.B306</svg:desc>
                </draw:g>
              </table:table-cell>
              <table:table-cell office:value-type="float" office:value="-0.00532408">
                <text:p>-0.00532408</text:p>
                <draw:g>
                  <svg:desc>interpolationCzebyszew_f1.C206:interpolationCzebyszew_f1.C3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000000000373757">
                <text:p>0.0000000000373757</text:p>
              </table:table-cell>
              <table:table-cell office:value-type="float" office:value="0.00552119">
                <text:p>0.00552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000000000985951">
                <text:p>0.0000000000985951</text:p>
              </table:table-cell>
              <table:table-cell office:value-type="float" office:value="0.00098283">
                <text:p>0.00098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00000000254938">
                <text:p>0.000000000254938</text:p>
              </table:table-cell>
              <table:table-cell office:value-type="float" office:value="-0.00452995">
                <text:p>-0.00452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00000000646143">
                <text:p>0.000000000646143</text:p>
              </table:table-cell>
              <table:table-cell office:value-type="float" office:value="-0.00615399">
                <text:p>-0.00615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0000000160523">
                <text:p>0.00000000160523</text:p>
              </table:table-cell>
              <table:table-cell office:value-type="float" office:value="-0.00386691">
                <text:p>-0.00386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0000000390894">
                <text:p>0.00000000390894</text:p>
              </table:table-cell>
              <table:table-cell office:value-type="float" office:value="0.000439855">
                <text:p>0.000439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0000000933029">
                <text:p>0.00000000933029</text:p>
              </table:table-cell>
              <table:table-cell office:value-type="float" office:value="0.00463352">
                <text:p>0.00463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000000218296">
                <text:p>0.0000000218296</text:p>
              </table:table-cell>
              <table:table-cell office:value-type="float" office:value="0.00716042">
                <text:p>0.00716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000000500622">
                <text:p>0.0000000500622</text:p>
              </table:table-cell>
              <table:table-cell office:value-type="float" office:value="0.00731829">
                <text:p>0.00731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00000112535">
                <text:p>0.000000112535</text:p>
              </table:table-cell>
              <table:table-cell office:value-type="float" office:value="0.00520381">
                <text:p>0.00520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0000024796">
                <text:p>0.00000024796</text:p>
              </table:table-cell>
              <table:table-cell office:value-type="float" office:value="0.00149464">
                <text:p>0.00149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00000535535">
                <text:p>0.000000535535</text:p>
              </table:table-cell>
              <table:table-cell office:value-type="float" office:value="-0.00282546">
                <text:p>-0.00282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0000113373">
                <text:p>0.00000113373</text:p>
              </table:table-cell>
              <table:table-cell office:value-type="float" office:value="-0.0067288">
                <text:p>-0.0067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0000235258">
                <text:p>0.00000235258</text:p>
              </table:table-cell>
              <table:table-cell office:value-type="float" office:value="-0.00935322">
                <text:p>-0.00935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00000478512">
                <text:p>0.00000478512</text:p>
              </table:table-cell>
              <table:table-cell office:value-type="float" office:value="-0.0101406">
                <text:p>-0.0101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00000954016">
                <text:p>0.00000954016</text:p>
              </table:table-cell>
              <table:table-cell office:value-type="float" office:value="-0.00890141">
                <text:p>-0.00890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0000186437">
                <text:p>0.0000186437</text:p>
              </table:table-cell>
              <table:table-cell office:value-type="float" office:value="-0.00581203">
                <text:p>-0.005812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0000357128">
                <text:p>0.0000357128</text:p>
              </table:table-cell>
              <table:table-cell office:value-type="float" office:value="-0.00135845">
                <text:p>-0.001358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0000670548">
                <text:p>0.0000670548</text:p>
              </table:table-cell>
              <table:table-cell office:value-type="float" office:value="0.00375817">
                <text:p>0.00375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00012341">
                <text:p>0.00012341</text:p>
              </table:table-cell>
              <table:table-cell office:value-type="float" office:value="0.00873703">
                <text:p>0.00873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00022263">
                <text:p>0.00022263</text:p>
              </table:table-cell>
              <table:table-cell office:value-type="float" office:value="0.0127989">
                <text:p>0.0127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000393669">
                <text:p>0.000393669</text:p>
              </table:table-cell>
              <table:table-cell office:value-type="float" office:value="0.0152997">
                <text:p>0.0152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000682328">
                <text:p>0.000682328</text:p>
              </table:table-cell>
              <table:table-cell office:value-type="float" office:value="0.0158252">
                <text:p>0.0158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00115923">
                <text:p>0.00115923</text:p>
              </table:table-cell>
              <table:table-cell office:value-type="float" office:value="0.0142602">
                <text:p>0.0142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00193045">
                <text:p>0.00193045</text:p>
              </table:table-cell>
              <table:table-cell office:value-type="float" office:value="0.0108272">
                <text:p>0.0108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0315111">
                <text:p>0.00315111</text:p>
              </table:table-cell>
              <table:table-cell office:value-type="float" office:value="0.00609281">
                <text:p>0.006092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00504176">
                <text:p>0.00504176</text:p>
              </table:table-cell>
              <table:table-cell office:value-type="float" office:value="0.000943778">
                <text:p>0.000943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00790705">
                <text:p>0.00790705</text:p>
              </table:table-cell>
              <table:table-cell office:value-type="float" office:value="-0.00346464">
                <text:p>-0.00346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0121552">
                <text:p>0.0121552</text:p>
              </table:table-cell>
              <table:table-cell office:value-type="float" office:value="-0.00578285">
                <text:p>-0.005782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0183156">
                <text:p>0.0183156</text:p>
              </table:table-cell>
              <table:table-cell office:value-type="float" office:value="-0.00455757">
                <text:p>-0.004557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0270518">
                <text:p>0.0270518</text:p>
              </table:table-cell>
              <table:table-cell office:value-type="float" office:value="0.00166798">
                <text:p>0.001667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0391639">
                <text:p>0.0391639</text:p>
              </table:table-cell>
              <table:table-cell office:value-type="float" office:value="0.0142511">
                <text:p>0.01425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0555762">
                <text:p>0.0555762</text:p>
              </table:table-cell>
              <table:table-cell office:value-type="float" office:value="0.0343508">
                <text:p>0.03435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0773047">
                <text:p>0.0773047</text:p>
              </table:table-cell>
              <table:table-cell office:value-type="float" office:value="0.062839">
                <text:p>0.0628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105399">
                <text:p>0.105399</text:p>
              </table:table-cell>
              <table:table-cell office:value-type="float" office:value="0.100227">
                <text:p>0.1002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140858">
                <text:p>0.140858</text:p>
              </table:table-cell>
              <table:table-cell office:value-type="float" office:value="0.146614">
                <text:p>0.146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18452">
                <text:p>0.18452</text:p>
              </table:table-cell>
              <table:table-cell office:value-type="float" office:value="0.201651">
                <text:p>0.2016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236928">
                <text:p>0.236928</text:p>
              </table:table-cell>
              <table:table-cell office:value-type="float" office:value="0.26454">
                <text:p>0.264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298197">
                <text:p>0.298197</text:p>
              </table:table-cell>
              <table:table-cell office:value-type="float" office:value="0.334046">
                <text:p>0.3340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367879">
                <text:p>0.367879</text:p>
              </table:table-cell>
              <table:table-cell office:value-type="float" office:value="0.408541">
                <text:p>0.4085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0.444858">
                <text:p>0.444858</text:p>
              </table:table-cell>
              <table:table-cell office:value-type="float" office:value="0.486063">
                <text:p>0.486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0.527292">
                <text:p>0.527292</text:p>
              </table:table-cell>
              <table:table-cell office:value-type="float" office:value="0.564398">
                <text:p>0.564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612626">
                <text:p>0.612626</text:p>
              </table:table-cell>
              <table:table-cell office:value-type="float" office:value="0.64117">
                <text:p>0.641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697676">
                <text:p>0.697676</text:p>
              </table:table-cell>
              <table:table-cell office:value-type="float" office:value="0.713945">
                <text:p>0.713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778801">
                <text:p>0.778801</text:p>
              </table:table-cell>
              <table:table-cell office:value-type="float" office:value="0.780336">
                <text:p>0.780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852144">
                <text:p>0.852144</text:p>
              </table:table-cell>
              <table:table-cell office:value-type="float" office:value="0.83811">
                <text:p>0.838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913931">
                <text:p>0.913931</text:p>
              </table:table-cell>
              <table:table-cell office:value-type="float" office:value="0.885286">
                <text:p>0.885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0.960789">
                <text:p>0.960789</text:p>
              </table:table-cell>
              <table:table-cell office:value-type="float" office:value="0.920222">
                <text:p>0.920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0.99005">
                <text:p>0.99005</text:p>
              </table:table-cell>
              <table:table-cell office:value-type="float" office:value="0.941691">
                <text:p>0.9416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696E-015">
                <text:p>-1.02696E-015</text:p>
              </table:table-cell>
              <table:table-cell office:value-type="float" office:value="1">
                <text:p>1</text:p>
              </table:table-cell>
              <table:table-cell office:value-type="float" office:value="0.948933">
                <text:p>0.9489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99005">
                <text:p>0.99005</text:p>
              </table:table-cell>
              <table:table-cell office:value-type="float" office:value="0.941691">
                <text:p>0.9416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960789">
                <text:p>0.960789</text:p>
              </table:table-cell>
              <table:table-cell office:value-type="float" office:value="0.920222">
                <text:p>0.920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913931">
                <text:p>0.913931</text:p>
              </table:table-cell>
              <table:table-cell office:value-type="float" office:value="0.885286">
                <text:p>0.8852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852144">
                <text:p>0.852144</text:p>
              </table:table-cell>
              <table:table-cell office:value-type="float" office:value="0.83811">
                <text:p>0.838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778801">
                <text:p>0.778801</text:p>
              </table:table-cell>
              <table:table-cell office:value-type="float" office:value="0.780336">
                <text:p>0.780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97676">
                <text:p>0.697676</text:p>
              </table:table-cell>
              <table:table-cell office:value-type="float" office:value="0.713945">
                <text:p>0.713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612626">
                <text:p>0.612626</text:p>
              </table:table-cell>
              <table:table-cell office:value-type="float" office:value="0.64117">
                <text:p>0.641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0.527292">
                <text:p>0.527292</text:p>
              </table:table-cell>
              <table:table-cell office:value-type="float" office:value="0.564398">
                <text:p>0.5643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444858">
                <text:p>0.444858</text:p>
              </table:table-cell>
              <table:table-cell office:value-type="float" office:value="0.486063">
                <text:p>0.4860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367879">
                <text:p>0.367879</text:p>
              </table:table-cell>
              <table:table-cell office:value-type="float" office:value="0.408541">
                <text:p>0.4085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298197">
                <text:p>0.298197</text:p>
              </table:table-cell>
              <table:table-cell office:value-type="float" office:value="0.334046">
                <text:p>0.3340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236928">
                <text:p>0.236928</text:p>
              </table:table-cell>
              <table:table-cell office:value-type="float" office:value="0.26454">
                <text:p>0.264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18452">
                <text:p>0.18452</text:p>
              </table:table-cell>
              <table:table-cell office:value-type="float" office:value="0.201651">
                <text:p>0.201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140858">
                <text:p>0.140858</text:p>
              </table:table-cell>
              <table:table-cell office:value-type="float" office:value="0.146614">
                <text:p>0.1466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105399">
                <text:p>0.105399</text:p>
              </table:table-cell>
              <table:table-cell office:value-type="float" office:value="0.100227">
                <text:p>0.1002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0773047">
                <text:p>0.0773047</text:p>
              </table:table-cell>
              <table:table-cell office:value-type="float" office:value="0.062839">
                <text:p>0.0628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0555762">
                <text:p>0.0555762</text:p>
              </table:table-cell>
              <table:table-cell office:value-type="float" office:value="0.0343508">
                <text:p>0.03435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0391639">
                <text:p>0.0391639</text:p>
              </table:table-cell>
              <table:table-cell office:value-type="float" office:value="0.0142511">
                <text:p>0.01425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0270518">
                <text:p>0.0270518</text:p>
              </table:table-cell>
              <table:table-cell office:value-type="float" office:value="0.00166798">
                <text:p>0.001667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0183156">
                <text:p>0.0183156</text:p>
              </table:table-cell>
              <table:table-cell office:value-type="float" office:value="-0.00455757">
                <text:p>-0.004557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0121552">
                <text:p>0.0121552</text:p>
              </table:table-cell>
              <table:table-cell office:value-type="float" office:value="-0.00578285">
                <text:p>-0.005782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00790705">
                <text:p>0.00790705</text:p>
              </table:table-cell>
              <table:table-cell office:value-type="float" office:value="-0.00346464">
                <text:p>-0.00346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00504176">
                <text:p>0.00504176</text:p>
              </table:table-cell>
              <table:table-cell office:value-type="float" office:value="0.000943778">
                <text:p>0.000943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00315111">
                <text:p>0.00315111</text:p>
              </table:table-cell>
              <table:table-cell office:value-type="float" office:value="0.00609281">
                <text:p>0.006092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00193045">
                <text:p>0.00193045</text:p>
              </table:table-cell>
              <table:table-cell office:value-type="float" office:value="0.0108272">
                <text:p>0.01082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00115923">
                <text:p>0.00115923</text:p>
              </table:table-cell>
              <table:table-cell office:value-type="float" office:value="0.0142602">
                <text:p>0.0142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000682328">
                <text:p>0.000682328</text:p>
              </table:table-cell>
              <table:table-cell office:value-type="float" office:value="0.0158252">
                <text:p>0.0158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000393669">
                <text:p>0.000393669</text:p>
              </table:table-cell>
              <table:table-cell office:value-type="float" office:value="0.0152997">
                <text:p>0.0152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00022263">
                <text:p>0.00022263</text:p>
              </table:table-cell>
              <table:table-cell office:value-type="float" office:value="0.0127989">
                <text:p>0.01279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0012341">
                <text:p>0.00012341</text:p>
              </table:table-cell>
              <table:table-cell office:value-type="float" office:value="0.00873703">
                <text:p>0.008737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0000670548">
                <text:p>0.0000670548</text:p>
              </table:table-cell>
              <table:table-cell office:value-type="float" office:value="0.00375817">
                <text:p>0.003758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0000357128">
                <text:p>0.0000357128</text:p>
              </table:table-cell>
              <table:table-cell office:value-type="float" office:value="-0.00135845">
                <text:p>-0.001358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0000186437">
                <text:p>0.0000186437</text:p>
              </table:table-cell>
              <table:table-cell office:value-type="float" office:value="-0.00581203">
                <text:p>-0.005812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00000954016">
                <text:p>0.00000954016</text:p>
              </table:table-cell>
              <table:table-cell office:value-type="float" office:value="-0.00890141">
                <text:p>-0.008901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00000478512">
                <text:p>0.00000478512</text:p>
              </table:table-cell>
              <table:table-cell office:value-type="float" office:value="-0.0101406">
                <text:p>-0.01014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00000235258">
                <text:p>0.00000235258</text:p>
              </table:table-cell>
              <table:table-cell office:value-type="float" office:value="-0.00935322">
                <text:p>-0.009353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00000113373">
                <text:p>0.00000113373</text:p>
              </table:table-cell>
              <table:table-cell office:value-type="float" office:value="-0.0067288">
                <text:p>-0.00672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000000535535">
                <text:p>0.000000535535</text:p>
              </table:table-cell>
              <table:table-cell office:value-type="float" office:value="-0.00282546">
                <text:p>-0.002825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00000024796">
                <text:p>0.00000024796</text:p>
              </table:table-cell>
              <table:table-cell office:value-type="float" office:value="0.00149464">
                <text:p>0.00149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000000112535">
                <text:p>0.000000112535</text:p>
              </table:table-cell>
              <table:table-cell office:value-type="float" office:value="0.00520381">
                <text:p>0.005203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0000000500622">
                <text:p>0.0000000500622</text:p>
              </table:table-cell>
              <table:table-cell office:value-type="float" office:value="0.00731829">
                <text:p>0.007318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0000000218296">
                <text:p>0.0000000218296</text:p>
              </table:table-cell>
              <table:table-cell office:value-type="float" office:value="0.00716042">
                <text:p>0.007160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00000000933029">
                <text:p>0.00000000933029</text:p>
              </table:table-cell>
              <table:table-cell office:value-type="float" office:value="0.00463352">
                <text:p>0.004633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0000000390894">
                <text:p>0.00000000390894</text:p>
              </table:table-cell>
              <table:table-cell office:value-type="float" office:value="0.000439855">
                <text:p>0.0004398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00000000160523">
                <text:p>0.00000000160523</text:p>
              </table:table-cell>
              <table:table-cell office:value-type="float" office:value="-0.00386691">
                <text:p>-0.003866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000000000646143">
                <text:p>0.000000000646143</text:p>
              </table:table-cell>
              <table:table-cell office:value-type="float" office:value="-0.00615399">
                <text:p>-0.00615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00000000254938">
                <text:p>0.000000000254938</text:p>
              </table:table-cell>
              <table:table-cell office:value-type="float" office:value="-0.00452995">
                <text:p>-0.004529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000000000985951">
                <text:p>0.0000000000985951</text:p>
              </table:table-cell>
              <table:table-cell office:value-type="float" office:value="0.00098283">
                <text:p>0.00098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000000000373757">
                <text:p>0.0000000000373757</text:p>
              </table:table-cell>
              <table:table-cell office:value-type="float" office:value="0.00552119">
                <text:p>0.005521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000000000138879">
                <text:p>0.0000000000138879</text:p>
              </table:table-cell>
              <table:table-cell office:value-type="float" office:value="-0.00532408">
                <text:p>-0.005324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79cm" svg:height="10.085cm" xlink:href=".." xlink:type="simple" chart:class="chart:scatter" chart:style-name="ch1">
        <chart:title svg:x="8.46cm" svg:y="0.337cm" chart:style-name="ch2">
          <text:p>n = 20</text:p>
        </chart:title>
        <chart:legend chart:legend-position="end" svg:x="14.812cm" svg:y="4.488cm" style:legend-expansion="high" chart:style-name="ch3"/>
        <chart:plot-area chart:style-name="ch4" table:cell-range-address="interpolationCzebyszew_f1.A1:interpolationCzebyszew_f1.C1 interpolationCzebyszew_f1.A308:interpolationCzebyszew_f1.C408" chart:data-source-has-labels="row" svg:x="0.367cm" svg:y="1.343cm" svg:width="14.078cm" svg:height="8.541cm">
          <chart:coordinate-region svg:x="0.526cm" svg:y="1.545cm" svg:width="13.822cm" svg:height="8.13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erpolationCzebyszew_f1.B308:interpolationCzebyszew_f1.B408" chart:label-cell-address="interpolationCzebyszew_f1.B1:interpolationCzebyszew_f1.B1" chart:class="chart:scatter">
            <chart:domain table:cell-range-address="interpolationCzebyszew_f1.A308:interpolationCzebyszew_f1.A408"/>
            <chart:data-point chart:repeated="101"/>
          </chart:series>
          <chart:series chart:style-name="ch9" chart:values-cell-range-address="interpolationCzebyszew_f1.C308:interpolationCzebyszew_f1.C408" chart:label-cell-address="interpolationCzebyszew_f1.C1:interpolationCzebyszew_f1.C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_actual</text:p>
                <draw:g>
                  <svg:desc>interpolationCzebyszew_f1.B1:interpolationCzebyszew_f1.B1</svg:desc>
                </draw:g>
              </table:table-cell>
              <table:table-cell office:value-type="string">
                <text:p>y_interpolated</text:p>
                <draw:g>
                  <svg:desc>interpolationCzebyszew_f1.C1:interpolationCzebyszew_f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interpolationCzebyszew_f1.A308:interpolationCzebyszew_f1.A408</svg:desc>
                </draw:g>
              </table:table-cell>
              <table:table-cell office:value-type="float" office:value="0.0000000000138879">
                <text:p>0.0000000000138879</text:p>
                <draw:g>
                  <svg:desc>interpolationCzebyszew_f1.B308:interpolationCzebyszew_f1.B408</svg:desc>
                </draw:g>
              </table:table-cell>
              <table:table-cell office:value-type="float" office:value="-1.14043">
                <text:p>-1.14043</text:p>
                <draw:g>
                  <svg:desc>interpolationCzebyszew_f1.C308:interpolationCzebyszew_f1.C4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000000000373757">
                <text:p>0.0000000000373757</text:p>
              </table:table-cell>
              <table:table-cell office:value-type="float" office:value="-0.0913248">
                <text:p>-0.0913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000000000985951">
                <text:p>0.0000000000985951</text:p>
              </table:table-cell>
              <table:table-cell office:value-type="float" office:value="0.0841881">
                <text:p>0.0841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00000000254938">
                <text:p>0.000000000254938</text:p>
              </table:table-cell>
              <table:table-cell office:value-type="float" office:value="0.0303548">
                <text:p>0.0303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00000000646143">
                <text:p>0.000000000646143</text:p>
              </table:table-cell>
              <table:table-cell office:value-type="float" office:value="-0.0251607">
                <text:p>-0.0251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0000000160523">
                <text:p>0.00000000160523</text:p>
              </table:table-cell>
              <table:table-cell office:value-type="float" office:value="-0.0358483">
                <text:p>-0.0358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0000000390894">
                <text:p>0.00000000390894</text:p>
              </table:table-cell>
              <table:table-cell office:value-type="float" office:value="-0.0171693">
                <text:p>-0.01716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0000000933029">
                <text:p>0.00000000933029</text:p>
              </table:table-cell>
              <table:table-cell office:value-type="float" office:value="0.00654151">
                <text:p>0.00654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000000218296">
                <text:p>0.0000000218296</text:p>
              </table:table-cell>
              <table:table-cell office:value-type="float" office:value="0.0203395">
                <text:p>0.0203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000000500622">
                <text:p>0.0000000500622</text:p>
              </table:table-cell>
              <table:table-cell office:value-type="float" office:value="0.0206616">
                <text:p>0.0206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00000112535">
                <text:p>0.000000112535</text:p>
              </table:table-cell>
              <table:table-cell office:value-type="float" office:value="0.0113539">
                <text:p>0.01135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0000024796">
                <text:p>0.00000024796</text:p>
              </table:table-cell>
              <table:table-cell office:value-type="float" office:value="-0.00110715">
                <text:p>-0.00110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00000535535">
                <text:p>0.000000535535</text:p>
              </table:table-cell>
              <table:table-cell office:value-type="float" office:value="-0.0110789">
                <text:p>-0.0110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0000113373">
                <text:p>0.00000113373</text:p>
              </table:table-cell>
              <table:table-cell office:value-type="float" office:value="-0.0154354">
                <text:p>-0.0154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0000235258">
                <text:p>0.00000235258</text:p>
              </table:table-cell>
              <table:table-cell office:value-type="float" office:value="-0.0137771">
                <text:p>-0.0137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00000478512">
                <text:p>0.00000478512</text:p>
              </table:table-cell>
              <table:table-cell office:value-type="float" office:value="-0.00773565">
                <text:p>-0.00773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00000954016">
                <text:p>0.00000954016</text:p>
              </table:table-cell>
              <table:table-cell office:value-type="float" office:value="0.000076797">
                <text:p>0.000076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0000186437">
                <text:p>0.0000186437</text:p>
              </table:table-cell>
              <table:table-cell office:value-type="float" office:value="0.00706431">
                <text:p>0.00706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0000357128">
                <text:p>0.0000357128</text:p>
              </table:table-cell>
              <table:table-cell office:value-type="float" office:value="0.0113549">
                <text:p>0.0113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0000670548">
                <text:p>0.0000670548</text:p>
              </table:table-cell>
              <table:table-cell office:value-type="float" office:value="0.0121364">
                <text:p>0.0121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00012341">
                <text:p>0.00012341</text:p>
              </table:table-cell>
              <table:table-cell office:value-type="float" office:value="0.00965026">
                <text:p>0.00965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00022263">
                <text:p>0.00022263</text:p>
              </table:table-cell>
              <table:table-cell office:value-type="float" office:value="0.00493822">
                <text:p>0.004938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000393669">
                <text:p>0.000393669</text:p>
              </table:table-cell>
              <table:table-cell office:value-type="float" office:value="-0.000538264">
                <text:p>-0.000538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000682328">
                <text:p>0.000682328</text:p>
              </table:table-cell>
              <table:table-cell office:value-type="float" office:value="-0.0052917">
                <text:p>-0.0052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00115923">
                <text:p>0.00115923</text:p>
              </table:table-cell>
              <table:table-cell office:value-type="float" office:value="-0.00812773">
                <text:p>-0.00812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00193045">
                <text:p>0.00193045</text:p>
              </table:table-cell>
              <table:table-cell office:value-type="float" office:value="-0.00833653">
                <text:p>-0.008336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0315111">
                <text:p>0.00315111</text:p>
              </table:table-cell>
              <table:table-cell office:value-type="float" office:value="-0.00573921">
                <text:p>-0.005739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00504176">
                <text:p>0.00504176</text:p>
              </table:table-cell>
              <table:table-cell office:value-type="float" office:value="-0.000602684">
                <text:p>-0.0006026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00790705">
                <text:p>0.00790705</text:p>
              </table:table-cell>
              <table:table-cell office:value-type="float" office:value="0.00654174">
                <text:p>0.00654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0121552">
                <text:p>0.0121552</text:p>
              </table:table-cell>
              <table:table-cell office:value-type="float" office:value="0.0151287">
                <text:p>0.01512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0183156">
                <text:p>0.0183156</text:p>
              </table:table-cell>
              <table:table-cell office:value-type="float" office:value="0.0247885">
                <text:p>0.02478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0270518">
                <text:p>0.0270518</text:p>
              </table:table-cell>
              <table:table-cell office:value-type="float" office:value="0.0355324">
                <text:p>0.03553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0391639">
                <text:p>0.0391639</text:p>
              </table:table-cell>
              <table:table-cell office:value-type="float" office:value="0.0478607">
                <text:p>0.0478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0555762">
                <text:p>0.0555762</text:p>
              </table:table-cell>
              <table:table-cell office:value-type="float" office:value="0.0627771">
                <text:p>0.06277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0773047">
                <text:p>0.0773047</text:p>
              </table:table-cell>
              <table:table-cell office:value-type="float" office:value="0.081707">
                <text:p>0.0817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105399">
                <text:p>0.105399</text:p>
              </table:table-cell>
              <table:table-cell office:value-type="float" office:value="0.106331">
                <text:p>0.1063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140858">
                <text:p>0.140858</text:p>
              </table:table-cell>
              <table:table-cell office:value-type="float" office:value="0.138361">
                <text:p>0.1383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18452">
                <text:p>0.18452</text:p>
              </table:table-cell>
              <table:table-cell office:value-type="float" office:value="0.179281">
                <text:p>0.179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236928">
                <text:p>0.236928</text:p>
              </table:table-cell>
              <table:table-cell office:value-type="float" office:value="0.230101">
                <text:p>0.2301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298197">
                <text:p>0.298197</text:p>
              </table:table-cell>
              <table:table-cell office:value-type="float" office:value="0.291142">
                <text:p>0.2911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367879">
                <text:p>0.367879</text:p>
              </table:table-cell>
              <table:table-cell office:value-type="float" office:value="0.361883">
                <text:p>0.3618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0.444858">
                <text:p>0.444858</text:p>
              </table:table-cell>
              <table:table-cell office:value-type="float" office:value="0.440897">
                <text:p>0.4408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0.527292">
                <text:p>0.527292</text:p>
              </table:table-cell>
              <table:table-cell office:value-type="float" office:value="0.525874">
                <text:p>0.525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612626">
                <text:p>0.612626</text:p>
              </table:table-cell>
              <table:table-cell office:value-type="float" office:value="0.613735">
                <text:p>0.6137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697676">
                <text:p>0.697676</text:p>
              </table:table-cell>
              <table:table-cell office:value-type="float" office:value="0.700832">
                <text:p>0.7008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778801">
                <text:p>0.778801</text:p>
              </table:table-cell>
              <table:table-cell office:value-type="float" office:value="0.783199">
                <text:p>0.783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852144">
                <text:p>0.852144</text:p>
              </table:table-cell>
              <table:table-cell office:value-type="float" office:value="0.856851">
                <text:p>0.8568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913931">
                <text:p>0.913931</text:p>
              </table:table-cell>
              <table:table-cell office:value-type="float" office:value="0.918083">
                <text:p>0.9180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0.960789">
                <text:p>0.960789</text:p>
              </table:table-cell>
              <table:table-cell office:value-type="float" office:value="0.963751">
                <text:p>0.9637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0.99005">
                <text:p>0.99005</text:p>
              </table:table-cell>
              <table:table-cell office:value-type="float" office:value="0.991514">
                <text:p>0.9915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696E-015">
                <text:p>-1.02696E-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99005">
                <text:p>0.99005</text:p>
              </table:table-cell>
              <table:table-cell office:value-type="float" office:value="0.988899">
                <text:p>0.9888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960789">
                <text:p>0.960789</text:p>
              </table:table-cell>
              <table:table-cell office:value-type="float" office:value="0.958969">
                <text:p>0.958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913931">
                <text:p>0.913931</text:p>
              </table:table-cell>
              <table:table-cell office:value-type="float" office:value="0.911955">
                <text:p>0.9119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852144">
                <text:p>0.852144</text:p>
              </table:table-cell>
              <table:table-cell office:value-type="float" office:value="0.850438">
                <text:p>0.8504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778801">
                <text:p>0.778801</text:p>
              </table:table-cell>
              <table:table-cell office:value-type="float" office:value="0.77762">
                <text:p>0.777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97676">
                <text:p>0.697676</text:p>
              </table:table-cell>
              <table:table-cell office:value-type="float" office:value="0.697075">
                <text:p>0.697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612626">
                <text:p>0.612626</text:p>
              </table:table-cell>
              <table:table-cell office:value-type="float" office:value="0.612488">
                <text:p>0.6124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0.527292">
                <text:p>0.527292</text:p>
              </table:table-cell>
              <table:table-cell office:value-type="float" office:value="0.527393">
                <text:p>0.5273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444858">
                <text:p>0.444858</text:p>
              </table:table-cell>
              <table:table-cell office:value-type="float" office:value="0.444956">
                <text:p>0.4449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367879">
                <text:p>0.367879</text:p>
              </table:table-cell>
              <table:table-cell office:value-type="float" office:value="0.367796">
                <text:p>0.3677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298197">
                <text:p>0.298197</text:p>
              </table:table-cell>
              <table:table-cell office:value-type="float" office:value="0.297871">
                <text:p>0.297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236928">
                <text:p>0.236928</text:p>
              </table:table-cell>
              <table:table-cell office:value-type="float" office:value="0.236428">
                <text:p>0.2364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18452">
                <text:p>0.18452</text:p>
              </table:table-cell>
              <table:table-cell office:value-type="float" office:value="0.184018">
                <text:p>0.184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140858">
                <text:p>0.140858</text:p>
              </table:table-cell>
              <table:table-cell office:value-type="float" office:value="0.140573">
                <text:p>0.1405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105399">
                <text:p>0.105399</text:p>
              </table:table-cell>
              <table:table-cell office:value-type="float" office:value="0.10552">
                <text:p>0.10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0773047">
                <text:p>0.0773047</text:p>
              </table:table-cell>
              <table:table-cell office:value-type="float" office:value="0.0779278">
                <text:p>0.07792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0555762">
                <text:p>0.0555762</text:p>
              </table:table-cell>
              <table:table-cell office:value-type="float" office:value="0.0566645">
                <text:p>0.05666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0391639">
                <text:p>0.0391639</text:p>
              </table:table-cell>
              <table:table-cell office:value-type="float" office:value="0.0405419">
                <text:p>0.04054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0270518">
                <text:p>0.0270518</text:p>
              </table:table-cell>
              <table:table-cell office:value-type="float" office:value="0.0284409">
                <text:p>0.02844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0183156">
                <text:p>0.0183156</text:p>
              </table:table-cell>
              <table:table-cell office:value-type="float" office:value="0.0193992">
                <text:p>0.01939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0121552">
                <text:p>0.0121552</text:p>
              </table:table-cell>
              <table:table-cell office:value-type="float" office:value="0.0126591">
                <text:p>0.01265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00790705">
                <text:p>0.00790705</text:p>
              </table:table-cell>
              <table:table-cell office:value-type="float" office:value="0.00767469">
                <text:p>0.007674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00504176">
                <text:p>0.00504176</text:p>
              </table:table-cell>
              <table:table-cell office:value-type="float" office:value="0.00408371">
                <text:p>0.00408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00315111">
                <text:p>0.00315111</text:p>
              </table:table-cell>
              <table:table-cell office:value-type="float" office:value="0.00165542">
                <text:p>0.001655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00193045">
                <text:p>0.00193045</text:p>
              </table:table-cell>
              <table:table-cell office:value-type="float" office:value="0.000227845">
                <text:p>0.0002278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00115923">
                <text:p>0.00115923</text:p>
              </table:table-cell>
              <table:table-cell office:value-type="float" office:value="-0.000351136">
                <text:p>-0.0003511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000682328">
                <text:p>0.000682328</text:p>
              </table:table-cell>
              <table:table-cell office:value-type="float" office:value="-0.000265971">
                <text:p>-0.0002659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000393669">
                <text:p>0.000393669</text:p>
              </table:table-cell>
              <table:table-cell office:value-type="float" office:value="0.000249932">
                <text:p>0.0002499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00022263">
                <text:p>0.00022263</text:p>
              </table:table-cell>
              <table:table-cell office:value-type="float" office:value="0.000926233">
                <text:p>0.0009262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0012341">
                <text:p>0.00012341</text:p>
              </table:table-cell>
              <table:table-cell office:value-type="float" office:value="0.00149266">
                <text:p>0.001492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0000670548">
                <text:p>0.0000670548</text:p>
              </table:table-cell>
              <table:table-cell office:value-type="float" office:value="0.00173081">
                <text:p>0.001730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0000357128">
                <text:p>0.0000357128</text:p>
              </table:table-cell>
              <table:table-cell office:value-type="float" office:value="0.00152574">
                <text:p>0.001525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0000186437">
                <text:p>0.0000186437</text:p>
              </table:table-cell>
              <table:table-cell office:value-type="float" office:value="0.00090033">
                <text:p>0.000900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00000954016">
                <text:p>0.00000954016</text:p>
              </table:table-cell>
              <table:table-cell office:value-type="float" office:value="0.0000175031">
                <text:p>0.00001750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00000478512">
                <text:p>0.00000478512</text:p>
              </table:table-cell>
              <table:table-cell office:value-type="float" office:value="-0.000857887">
                <text:p>-0.0008578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00000235258">
                <text:p>0.00000235258</text:p>
              </table:table-cell>
              <table:table-cell office:value-type="float" office:value="-0.00143531">
                <text:p>-0.001435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00000113373">
                <text:p>0.00000113373</text:p>
              </table:table-cell>
              <table:table-cell office:value-type="float" office:value="-0.00149742">
                <text:p>-0.00149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000000535535">
                <text:p>0.000000535535</text:p>
              </table:table-cell>
              <table:table-cell office:value-type="float" office:value="-0.000993409">
                <text:p>-0.0009934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00000024796">
                <text:p>0.00000024796</text:p>
              </table:table-cell>
              <table:table-cell office:value-type="float" office:value="-0.0000908412">
                <text:p>-0.00009084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000000112535">
                <text:p>0.000000112535</text:p>
              </table:table-cell>
              <table:table-cell office:value-type="float" office:value="0.000848597">
                <text:p>0.000848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0000000500622">
                <text:p>0.0000000500622</text:p>
              </table:table-cell>
              <table:table-cell office:value-type="float" office:value="0.00138766">
                <text:p>0.001387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0000000218296">
                <text:p>0.0000000218296</text:p>
              </table:table-cell>
              <table:table-cell office:value-type="float" office:value="0.00121133">
                <text:p>0.001211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00000000933029">
                <text:p>0.00000000933029</text:p>
              </table:table-cell>
              <table:table-cell office:value-type="float" office:value="0.000339721">
                <text:p>0.000339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0000000390894">
                <text:p>0.00000000390894</text:p>
              </table:table-cell>
              <table:table-cell office:value-type="float" office:value="-0.000760657">
                <text:p>-0.0007606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00000000160523">
                <text:p>0.00000000160523</text:p>
              </table:table-cell>
              <table:table-cell office:value-type="float" office:value="-0.00131496">
                <text:p>-0.00131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000000000646143">
                <text:p>0.000000000646143</text:p>
              </table:table-cell>
              <table:table-cell office:value-type="float" office:value="-0.000731536">
                <text:p>-0.0007315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00000000254938">
                <text:p>0.000000000254938</text:p>
              </table:table-cell>
              <table:table-cell office:value-type="float" office:value="0.000652383">
                <text:p>0.0006523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000000000985951">
                <text:p>0.0000000000985951</text:p>
              </table:table-cell>
              <table:table-cell office:value-type="float" office:value="0.00117365">
                <text:p>0.001173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000000000373757">
                <text:p>0.0000000000373757</text:p>
              </table:table-cell>
              <table:table-cell office:value-type="float" office:value="-0.000587017">
                <text:p>-0.000587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000000000138879">
                <text:p>0.0000000000138879</text:p>
              </table:table-cell>
              <table:table-cell office:value-type="float" office:value="0.0011877">
                <text:p>0.00118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